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Futura-book" svg:font-family="Futura-book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#FFFFFF"/>
    </style:style>
    <style:style style:name="ce6" style:family="table-cell" style:parent-style-name="Excel_32_Built-in_32_Comma" style:data-style-name="N42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="thin solid #000000" fo:background-color="#FFFFF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FFFFFF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1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0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Normal_32_2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Futura-book" style:font-name-asian="Futura-book" style:font-name-complex="Futura-book" fo:font-size="10pt" style:font-size-asian="10pt" style:font-size-complex="10pt"/>
    </style:style>
    <style:style style:name="ce68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Futura-book" style:font-name-asian="Futura-book" style:font-name-complex="Futura-book" fo:font-size="10pt" style:font-size-asian="10pt" style:font-size-complex="10pt"/>
    </style:style>
    <style:style style:name="ce72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Futura-book" style:font-name-asian="Futura-book" style:font-name-complex="Futura-book" fo:font-size="10pt" style:font-size-asian="10pt" style:font-size-complex="10pt"/>
    </style:style>
    <style:style style:name="ce73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74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Normal_32_2" style:data-style-name="N4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6" style:family="table-cell" style:parent-style-name="Normal_32_2" style:data-style-name="N4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Normal_32_2" style:data-style-name="N4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Normal_32_2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2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font-size="10pt" style:font-size-asian="10pt" style:font-size-complex="10pt"/>
    </style:style>
    <style:style style:name="ce83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Default" style:data-style-name="N4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89" style:family="table-cell" style:parent-style-name="Default" style:data-style-name="N4"/>
    <style:style style:name="ce90" style:family="table-cell" style:parent-style-name="Default" style:data-style-name="N4">
      <style:table-cell-properties fo:border-top="none" fo:border-bottom="thin solid #000000" fo:border-left="none" fo:border-right="none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9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93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color="#000000" style:font-name="Arial Narrow" style:font-name-asian="Arial Narrow" style:font-name-complex="Arial Narrow" fo:font-size="9pt" style:font-size-asian="9pt" style:font-size-complex="9pt" style:font-family-generic="swiss"/>
    </style:style>
    <style:style style:name="ce94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5" style:family="table-cell" style:parent-style-name="Normal_32_2" style:data-style-name="N0">
      <style:table-cell-properties fo:border-top="thin solid #000000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7.17020833333333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.93145833333333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6.61458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2.11666666666667cm" style:use-optimal-column-width="true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2.11666666666667cm"/>
    </style:style>
    <style:style style:name="co18" style:family="table-column">
      <style:table-column-properties fo:break-before="auto" style:column-width="0.5820833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1009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1">
            <text:p>Cliente:</text:p>
          </table:table-cell>
          <table:table-cell office:value-type="string" table:number-columns-spanned="7" table:number-rows-spanned="1" table:style-name="ce94">
            <text:p>VISACOM S.A</text:p>
          </table:table-cell>
          <table:covered-table-cell table:number-columns-repeated="6"/>
          <table:table-cell office:value-type="string" table:style-name="ce19">
            <text:p>P/T:</text:p>
          </table:table-cell>
          <table:table-cell office:value-type="float" office:value="6901" table:number-columns-spanned="2" table:number-rows-spanned="1" table:style-name="ce96">
            <text:p>69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1">
            <text:p>Sección:</text:p>
          </table:table-cell>
          <table:table-cell office:value-type="string" table:number-columns-spanned="7" table:number-rows-spanned="1" table:style-name="ce98">
            <text:p>Fase 2 – Ejecución</text:p>
          </table:table-cell>
          <table:covered-table-cell table:number-columns-repeated="6"/>
          <table:table-cell office:value-type="string" table:style-name="ce19">
            <text:p>Preparado por:</text:p>
          </table:table-cell>
          <table:table-cell office:value-type="string" table:number-columns-spanned="2" table:number-rows-spanned="1" table:style-name="ce16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1">
            <text:p>Área:</text:p>
          </table:table-cell>
          <table:table-cell office:value-type="string" table:number-columns-spanned="7" table:number-rows-spanned="1" table:style-name="ce99">
            <text:p>Patrimonio</text:p>
          </table:table-cell>
          <table:covered-table-cell table:number-columns-repeated="6"/>
          <table:table-cell office:value-type="string" table:style-name="ce19">
            <text:p>Fecha:</text:p>
          </table:table-cell>
          <table:table-cell office:value-type="string" table:number-columns-spanned="2" table:number-rows-spanned="1" table:style-name="ce97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1">
            <text:p>Prueba:</text:p>
          </table:table-cell>
          <table:table-cell office:value-type="string" table:number-columns-spanned="7" table:number-rows-spanned="1" table:style-name="ce95">
            <text:p>Análisis variaciones de grupo contable</text:p>
          </table:table-cell>
          <table:covered-table-cell table:number-columns-repeated="6"/>
          <table:table-cell office:value-type="string" table:style-name="ce19">
            <text:p>Revisado por:</text:p>
          </table:table-cell>
          <table:table-cell office:value-type="string" table:number-columns-spanned="2" table:number-rows-spanned="1" table:style-name="ce97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1">
            <text:p>Con corte al:</text:p>
          </table:table-cell>
          <table:table-cell office:value-type="string" table:number-columns-spanned="7" table:number-rows-spanned="1" table:style-name="ce98">
            <text:p>Al 31 de Diciembre del 2021</text:p>
          </table:table-cell>
          <table:covered-table-cell table:number-columns-repeated="6"/>
          <table:table-cell office:value-type="string" table:style-name="ce19">
            <text:p>Fecha:</text:p>
          </table:table-cell>
          <table:table-cell table:number-columns-spanned="2" table:number-rows-spanned="1" table:style-name="ce13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12"/>
          <table:covered-table-cell table:number-columns-repeated="10"/>
          <table:table-cell table:number-columns-repeated="16373" table:style-name="ce2"/>
        </table:table-row>
        <table:table-row table:style-name="ro3">
          <table:table-cell office:value-type="string" table:number-columns-spanned="1" table:number-rows-spanned="2" table:style-name="ce11">
            <text:p>Código</text:p>
          </table:table-cell>
          <table:table-cell office:value-type="string" table:number-columns-spanned="1" table:number-rows-spanned="2" table:style-name="ce10">
            <text:p>Cuenta</text:p>
          </table:table-cell>
          <table:table-cell office:value-type="string" table:number-columns-spanned="1" table:number-rows-spanned="2" table:style-name="ce10">
            <text:p>Referencia</text:p>
          </table:table-cell>
          <table:table-cell office:value-type="string" table:style-name="ce9">
            <text:p>Saldos contables al</text:p>
          </table:table-cell>
          <table:table-cell office:value-type="string" table:number-columns-spanned="2" table:number-rows-spanned="1" table:style-name="ce8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11">
            <text:p>Código</text:p>
          </table:table-cell>
          <table:table-cell office:value-type="string" table:number-columns-spanned="1" table:number-rows-spanned="2" table:style-name="ce10">
            <text:p>Cuenta</text:p>
          </table:table-cell>
          <table:table-cell office:value-type="string" table:style-name="ce9">
            <text:p>Saldos auditados al</text:p>
          </table:table-cell>
          <table:table-cell office:value-type="string" table:number-columns-spanned="1" table:number-rows-spanned="2" table:style-name="ce6">
            <text:p>Variación</text:p>
          </table:table-cell>
          <table:table-cell table:number-columns-repeated="50" table:style-name="ce4"/>
          <table:table-cell table:number-columns-repeated="16323" table:style-name="ce5"/>
        </table:table-row>
        <table:table-row table:style-name="ro2">
          <table:covered-table-cell/>
          <table:covered-table-cell/>
          <table:covered-table-cell/>
          <table:table-cell office:value-type="date" office:date-value="2021-08-31T00:00:00" table:style-name="ce22">
            <text:p>31-Aug-21</text:p>
          </table:table-cell>
          <table:table-cell office:value-type="string" table:style-name="ce22">
            <text:p>Débitos</text:p>
          </table:table-cell>
          <table:table-cell office:value-type="string" table:style-name="ce22">
            <text:p>Créditos</text:p>
          </table:table-cell>
          <table:table-cell office:value-type="date" office:date-value="2021-12-31T00:00:00" table:style-name="ce22">
            <text:p>31-Dec-21</text:p>
          </table:table-cell>
          <table:covered-table-cell/>
          <table:covered-table-cell/>
          <table:table-cell office:value-type="date" office:date-value="2020-12-31T00:00:00" table:style-name="ce22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5"/>
        </table:table-row>
        <table:table-row table:style-name="ro2">
          <table:table-cell table:style-name="ce60"/>
          <table:table-cell table:style-name="ce61"/>
          <table:table-cell table:style-name="ce62"/>
          <table:table-cell table:number-columns-repeated="3" table:style-name="ce63"/>
          <table:table-cell table:style-name="ce64"/>
          <table:table-cell table:style-name="ce60"/>
          <table:table-cell table:style-name="ce61"/>
          <table:table-cell table:style-name="ce23"/>
          <table:table-cell table:style-name="ce24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65"/>
          <table:table-cell office:value-type="string" table:style-name="ce66">
            <text:p>Capital Social</text:p>
          </table:table-cell>
          <table:table-cell table:style-name="ce25"/>
          <table:table-cell table:style-name="ce26"/>
          <table:table-cell table:number-columns-repeated="2" table:style-name="ce27"/>
          <table:table-cell office:value-type="float" office:value="0" table:formula="of:=[.D10]+[.E10]-[.F10]" table:style-name="ce26">
            <text:p>0</text:p>
          </table:table-cell>
          <table:table-cell table:style-name="ce65"/>
          <table:table-cell office:value-type="string" table:style-name="ce66">
            <text:p>Capital Social</text:p>
          </table:table-cell>
          <table:table-cell table:style-name="ce28"/>
          <table:table-cell office:value-type="float" office:value="0" table:formula="of:=+[.G10]-[.J10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67">
            <text:p>3.1.1.1</text:p>
          </table:table-cell>
          <table:table-cell office:value-type="string" table:style-name="ce68">
            <text:p>Capital Social suscrito o pagado</text:p>
          </table:table-cell>
          <table:table-cell table:style-name="ce25"/>
          <table:table-cell office:value-type="float" office:value="20000" table:style-name="ce26">
            <text:p>20,000</text:p>
          </table:table-cell>
          <table:table-cell table:number-columns-repeated="2" table:style-name="ce27"/>
          <table:table-cell office:value-type="float" office:value="20000" table:formula="of:=[.D11]+[.E11]-[.F11]" table:style-name="ce26">
            <text:p>20,000</text:p>
          </table:table-cell>
          <table:table-cell office:value-type="string" table:style-name="ce67">
            <text:p>3.1.1.1</text:p>
          </table:table-cell>
          <table:table-cell office:value-type="string" table:style-name="ce68">
            <text:p>Capital Social suscrito o pagado</text:p>
          </table:table-cell>
          <table:table-cell office:value-type="float" office:value="20000" table:style-name="ce28">
            <text:p>20,000</text:p>
          </table:table-cell>
          <table:table-cell office:value-type="float" office:value="0" table:formula="of:=+[.G11]-[.J11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67"/>
          <table:table-cell table:style-name="ce69"/>
          <table:table-cell table:style-name="ce25"/>
          <table:table-cell table:style-name="ce26"/>
          <table:table-cell table:number-columns-repeated="2" table:style-name="ce27"/>
          <table:table-cell table:style-name="ce26"/>
          <table:table-cell table:style-name="ce67"/>
          <table:table-cell table:style-name="ce69"/>
          <table:table-cell table:style-name="ce28"/>
          <table:table-cell office:value-type="float" office:value="0" table:formula="of:=+[.G12]-[.J12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70"/>
          <table:table-cell office:value-type="string" table:style-name="ce66">
            <text:p>Reservas</text:p>
          </table:table-cell>
          <table:table-cell table:style-name="ce25"/>
          <table:table-cell table:style-name="ce26"/>
          <table:table-cell table:number-columns-repeated="2" table:style-name="ce27"/>
          <table:table-cell table:style-name="ce26"/>
          <table:table-cell table:style-name="ce70"/>
          <table:table-cell office:value-type="string" table:style-name="ce66">
            <text:p>Reservas</text:p>
          </table:table-cell>
          <table:table-cell table:style-name="ce28"/>
          <table:table-cell office:value-type="float" office:value="0" table:formula="of:=+[.G13]-[.J13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70">
            <text:p>3.1.4.1</text:p>
          </table:table-cell>
          <table:table-cell office:value-type="string" table:style-name="ce68">
            <text:p>Reserva Legal</text:p>
          </table:table-cell>
          <table:table-cell table:style-name="ce25"/>
          <table:table-cell office:value-type="float" office:value="10000" table:style-name="ce26">
            <text:p>10,000</text:p>
          </table:table-cell>
          <table:table-cell table:number-columns-repeated="2" table:style-name="ce27"/>
          <table:table-cell office:value-type="float" office:value="10000" table:formula="of:=[.D14]+[.E14]-[.F14]" table:style-name="ce26">
            <text:p>10,000</text:p>
          </table:table-cell>
          <table:table-cell office:value-type="string" table:style-name="ce70">
            <text:p>3.1.4.1</text:p>
          </table:table-cell>
          <table:table-cell office:value-type="string" table:style-name="ce68">
            <text:p>Reserva Legal</text:p>
          </table:table-cell>
          <table:table-cell office:value-type="float" office:value="10000" table:style-name="ce28">
            <text:p>10,000</text:p>
          </table:table-cell>
          <table:table-cell office:value-type="float" office:value="0" table:formula="of:=+[.G14]-[.J14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70">
            <text:p>3.1.4.2</text:p>
          </table:table-cell>
          <table:table-cell office:value-type="string" table:style-name="ce68">
            <text:p>Reserva Facultativa</text:p>
          </table:table-cell>
          <table:table-cell table:style-name="ce25"/>
          <table:table-cell office:value-type="float" office:value="540000" table:style-name="ce26">
            <text:p>540,000</text:p>
          </table:table-cell>
          <table:table-cell table:number-columns-repeated="2" table:style-name="ce27"/>
          <table:table-cell office:value-type="float" office:value="540000" table:formula="of:=[.D15]+[.E15]-[.F15]" table:style-name="ce26">
            <text:p>540,000</text:p>
          </table:table-cell>
          <table:table-cell office:value-type="string" table:style-name="ce70">
            <text:p>3.1.4.2</text:p>
          </table:table-cell>
          <table:table-cell office:value-type="string" table:style-name="ce68">
            <text:p>Reserva Facultativa</text:p>
          </table:table-cell>
          <table:table-cell office:value-type="float" office:value="540000" table:style-name="ce28">
            <text:p>540,000</text:p>
          </table:table-cell>
          <table:table-cell office:value-type="float" office:value="0" table:formula="of:=+[.G15]-[.J15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70"/>
          <table:table-cell table:style-name="ce69"/>
          <table:table-cell table:style-name="ce25"/>
          <table:table-cell table:style-name="ce26"/>
          <table:table-cell table:number-columns-repeated="2" table:style-name="ce27"/>
          <table:table-cell table:style-name="ce26"/>
          <table:table-cell table:style-name="ce70"/>
          <table:table-cell table:style-name="ce69"/>
          <table:table-cell table:style-name="ce28"/>
          <table:table-cell office:value-type="float" office:value="0" table:formula="of:=+[.G16]-[.J16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67"/>
          <table:table-cell office:value-type="string" table:style-name="ce66">
            <text:p>Resultados Integrales</text:p>
          </table:table-cell>
          <table:table-cell table:style-name="ce25"/>
          <table:table-cell table:style-name="ce26"/>
          <table:table-cell table:number-columns-repeated="2" table:style-name="ce27"/>
          <table:table-cell table:style-name="ce26"/>
          <table:table-cell table:style-name="ce67"/>
          <table:table-cell office:value-type="string" table:style-name="ce66">
            <text:p>Resultados Integrales</text:p>
          </table:table-cell>
          <table:table-cell table:style-name="ce28"/>
          <table:table-cell office:value-type="float" office:value="0" table:formula="of:=+[.G17]-[.J17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67">
            <text:p>3.1.5.2</text:p>
          </table:table-cell>
          <table:table-cell office:value-type="string" table:style-name="ce71">
            <text:p>Superávit por Revaluacion de Propiedad</text:p>
          </table:table-cell>
          <table:table-cell table:style-name="ce25"/>
          <table:table-cell office:value-type="float" office:value="38680.53" table:style-name="ce26">
            <text:p>38,681</text:p>
          </table:table-cell>
          <table:table-cell table:number-columns-repeated="2" table:style-name="ce27"/>
          <table:table-cell office:value-type="float" office:value="38680.53" table:formula="of:=[.D18]+[.E18]-[.F18]" table:style-name="ce26">
            <text:p>38,681</text:p>
          </table:table-cell>
          <table:table-cell office:value-type="string" table:style-name="ce67">
            <text:p>3.1.5.2</text:p>
          </table:table-cell>
          <table:table-cell office:value-type="string" table:style-name="ce71">
            <text:p>Superávit por Revaluacion de Propiedad</text:p>
          </table:table-cell>
          <table:table-cell office:value-type="float" office:value="38681" table:style-name="ce28">
            <text:p>38,681</text:p>
          </table:table-cell>
          <table:table-cell office:value-type="float" office:value="-0.47000000000116415" table:formula="of:=+[.G18]-[.J18]" table:style-name="ce29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67">
            <text:p>3.1.5.5</text:p>
          </table:table-cell>
          <table:table-cell office:value-type="string" table:style-name="ce71">
            <text:p>Ganancia Actuaria, Jubilación y Desahucio</text:p>
          </table:table-cell>
          <table:table-cell table:style-name="ce25"/>
          <table:table-cell office:value-type="float" office:value="0" table:style-name="ce26">
            <text:p>0</text:p>
          </table:table-cell>
          <table:table-cell table:number-columns-repeated="2" table:style-name="ce27"/>
          <table:table-cell office:value-type="float" office:value="0" table:formula="of:=[.D19]+[.E19]-[.F19]" table:style-name="ce26">
            <text:p>0</text:p>
          </table:table-cell>
          <table:table-cell office:value-type="string" table:style-name="ce67">
            <text:p>3.1.5.5</text:p>
          </table:table-cell>
          <table:table-cell office:value-type="string" table:style-name="ce71">
            <text:p>Ganancia Actuaria, Jubilación y Desahucio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+[.G19]-[.J19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67"/>
          <table:table-cell table:style-name="ce72"/>
          <table:table-cell table:style-name="ce25"/>
          <table:table-cell table:style-name="ce26"/>
          <table:table-cell table:number-columns-repeated="2" table:style-name="ce27"/>
          <table:table-cell table:style-name="ce26"/>
          <table:table-cell table:style-name="ce67"/>
          <table:table-cell table:style-name="ce72"/>
          <table:table-cell table:style-name="ce28"/>
          <table:table-cell office:value-type="float" office:value="0" table:formula="of:=+[.G20]-[.J20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67"/>
          <table:table-cell office:value-type="string" table:style-name="ce73">
            <text:p>Resultados Acumulados</text:p>
          </table:table-cell>
          <table:table-cell table:style-name="ce30"/>
          <table:table-cell table:number-columns-repeated="3" table:style-name="ce27"/>
          <table:table-cell table:style-name="ce26"/>
          <table:table-cell table:style-name="ce67"/>
          <table:table-cell office:value-type="string" table:style-name="ce73">
            <text:p>Resultados Acumulados</text:p>
          </table:table-cell>
          <table:table-cell table:style-name="ce27"/>
          <table:table-cell office:value-type="float" office:value="0" table:formula="of:=+[.G21]-[.J21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70">
            <text:p>3.1.6.1</text:p>
          </table:table-cell>
          <table:table-cell office:value-type="string" table:style-name="ce74">
            <text:p>Resultados Acumulados</text:p>
          </table:table-cell>
          <table:table-cell table:style-name="ce30"/>
          <table:table-cell office:value-type="float" office:value="-123695.42" table:style-name="ce27">
            <text:p>-123,695</text:p>
          </table:table-cell>
          <table:table-cell table:number-columns-repeated="2" table:style-name="ce27"/>
          <table:table-cell office:value-type="float" office:value="-123695.42" table:formula="of:=[.D22]+[.E22]-[.F22]" table:style-name="ce26">
            <text:p>-123,695</text:p>
          </table:table-cell>
          <table:table-cell office:value-type="string" table:style-name="ce70">
            <text:p>3.1.6.1</text:p>
          </table:table-cell>
          <table:table-cell office:value-type="string" table:style-name="ce74">
            <text:p>Resultados Acumulados</text:p>
          </table:table-cell>
          <table:table-cell office:value-type="float" office:value="-118511" table:style-name="ce27">
            <text:p>-118,511</text:p>
          </table:table-cell>
          <table:table-cell office:value-type="float" office:value="-5184.4199999999983" table:formula="of:=+[.G22]-[.J22]" table:style-name="ce29">
            <text:p>(5184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70">
            <text:p>3.1.6.2</text:p>
          </table:table-cell>
          <table:table-cell office:value-type="string" table:style-name="ce75">
            <text:p>Otros Resultados Integrales</text:p>
          </table:table-cell>
          <table:table-cell table:style-name="ce30"/>
          <table:table-cell office:value-type="float" office:value="-72365.2" table:style-name="ce27">
            <text:p>-72,365</text:p>
          </table:table-cell>
          <table:table-cell table:number-columns-repeated="2" table:style-name="ce27"/>
          <table:table-cell office:value-type="float" office:value="-72365.2" table:formula="of:=[.D23]+[.E23]-[.F23]" table:style-name="ce26">
            <text:p>-72,365</text:p>
          </table:table-cell>
          <table:table-cell office:value-type="string" table:style-name="ce70">
            <text:p>3.1.6.2</text:p>
          </table:table-cell>
          <table:table-cell office:value-type="string" table:style-name="ce75">
            <text:p>Otros Resultados Integrales</text:p>
          </table:table-cell>
          <table:table-cell office:value-type="float" office:value="-72365" table:style-name="ce27">
            <text:p>-72,365</text:p>
          </table:table-cell>
          <table:table-cell office:value-type="float" office:value="-0.19999999999708962" table:formula="of:=+[.G23]-[.J23]" table:style-name="ce29">
            <text:p>(0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76"/>
          <table:table-cell table:style-name="ce77"/>
          <table:table-cell table:style-name="ce30"/>
          <table:table-cell table:number-columns-repeated="3" table:style-name="ce27"/>
          <table:table-cell office:value-type="float" office:value="0" table:formula="of:=[.D24]+[.E24]-[.F24]" table:style-name="ce26">
            <text:p>0</text:p>
          </table:table-cell>
          <table:table-cell table:style-name="ce76"/>
          <table:table-cell table:style-name="ce77"/>
          <table:table-cell table:style-name="ce27"/>
          <table:table-cell office:value-type="float" office:value="0" table:formula="of:=+[.G24]-[.J24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70"/>
          <table:table-cell office:value-type="string" table:style-name="ce73">
            <text:p>Resultados del Ejercicio</text:p>
          </table:table-cell>
          <table:table-cell table:style-name="ce30"/>
          <table:table-cell table:number-columns-repeated="3" table:style-name="ce27"/>
          <table:table-cell office:value-type="float" office:value="0" table:formula="of:=[.D25]+[.E25]-[.F25]" table:style-name="ce26">
            <text:p>0</text:p>
          </table:table-cell>
          <table:table-cell table:style-name="ce70"/>
          <table:table-cell office:value-type="string" table:style-name="ce73">
            <text:p>Resultados del Ejercicio</text:p>
          </table:table-cell>
          <table:table-cell table:style-name="ce27"/>
          <table:table-cell office:value-type="float" office:value="0" table:formula="of:=+[.G25]-[.J25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70">
            <text:p>3.1.7.1</text:p>
          </table:table-cell>
          <table:table-cell office:value-type="string" table:style-name="ce74">
            <text:p>Resultados del Ejercicio</text:p>
          </table:table-cell>
          <table:table-cell table:style-name="ce30"/>
          <table:table-cell office:value-type="float" office:value="-139490.56200000001" table:style-name="ce27">
            <text:p>-139,491</text:p>
          </table:table-cell>
          <table:table-cell table:number-columns-repeated="2" table:style-name="ce27"/>
          <table:table-cell office:value-type="float" office:value="-139490.56200000001" table:formula="of:=[.D26]+[.E26]-[.F26]" table:style-name="ce26">
            <text:p>-139,491</text:p>
          </table:table-cell>
          <table:table-cell office:value-type="string" table:style-name="ce70">
            <text:p>3.1.7.1</text:p>
          </table:table-cell>
          <table:table-cell office:value-type="string" table:style-name="ce74">
            <text:p>Resultados del Ejercicio</text:p>
          </table:table-cell>
          <table:table-cell office:value-type="float" office:value="-5184" table:style-name="ce27">
            <text:p>-5,184</text:p>
          </table:table-cell>
          <table:table-cell office:value-type="float" office:value="-134306.56200000001" table:formula="of:=+[.G26]-[.J26]" table:style-name="ce29">
            <text:p>(134307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78"/>
          <table:table-cell table:style-name="ce79"/>
          <table:table-cell table:style-name="ce80"/>
          <table:table-cell table:number-columns-repeated="3" table:style-name="ce31"/>
          <table:table-cell table:style-name="ce81"/>
          <table:table-cell table:style-name="ce78"/>
          <table:table-cell table:style-name="ce79"/>
          <table:table-cell table:style-name="ce31"/>
          <table:table-cell office:value-type="float" office:value="0" table:formula="of:=+[.G27]-[.J27]" table:style-name="ce29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32"/>
          <table:table-cell office:value-type="string" table:style-name="ce33">
            <text:p>Total</text:p>
          </table:table-cell>
          <table:table-cell table:style-name="ce33"/>
          <table:table-cell office:value-type="float" office:value="273129.348" table:formula="of:=SUM([.D9:.D27])" table:style-name="ce34">
            <text:p>273,129</text:p>
          </table:table-cell>
          <table:table-cell office:value-type="float" office:value="0" table:formula="of:=SUM([.E9:.E27])" table:style-name="ce34">
            <text:p>0</text:p>
          </table:table-cell>
          <table:table-cell office:value-type="float" office:value="0" table:formula="of:=SUM([.F9:.F27])" table:style-name="ce34">
            <text:p>0</text:p>
          </table:table-cell>
          <table:table-cell office:value-type="float" office:value="273129.348" table:formula="of:=SUM([.G9:.G27])" table:style-name="ce34">
            <text:p>273,129</text:p>
          </table:table-cell>
          <table:table-cell table:number-columns-repeated="2" table:style-name="ce34"/>
          <table:table-cell office:value-type="float" office:value="412621" table:formula="of:=SUM([.J9:.J27])" table:style-name="ce34">
            <text:p>412,621</text:p>
          </table:table-cell>
          <table:table-cell office:value-type="float" office:value="-139491.652" table:formula="of:=SUM([.K9:.K27])" table:style-name="ce35">
            <text:p>(139492)</text:p>
          </table:table-cell>
          <table:table-cell table:style-name="ce36"/>
          <table:table-cell table:number-columns-repeated="16372" table:style-name="ce37"/>
        </table:table-row>
        <table:table-row table:style-name="ro2">
          <table:table-cell table:number-columns-repeated="12" table:style-name="ce38"/>
          <table:table-cell table:number-columns-repeated="16372" table:style-name="ce2"/>
        </table:table-row>
        <table:table-row table:style-name="ro2">
          <table:table-cell table:style-name="ce38"/>
          <table:table-cell table:number-columns-repeated="2" table:style-name="ce39"/>
          <table:table-cell office:value-type="string" table:style-name="ce40">
            <text:p>Saldo al</text:p>
          </table:table-cell>
          <table:table-cell office:value-type="string" table:style-name="ce41">
            <text:p>Saldo al</text:p>
          </table:table-cell>
          <table:table-cell table:number-columns-repeated="7" table:style-name="ce38"/>
          <table:table-cell table:number-columns-repeated="16372" table:style-name="ce2"/>
        </table:table-row>
        <table:table-row table:style-name="ro2">
          <table:table-cell table:style-name="ce38"/>
          <table:table-cell office:value-type="string" table:style-name="ce42">
            <text:p>Nota a los estados financieros:</text:p>
          </table:table-cell>
          <table:table-cell table:style-name="ce42"/>
          <table:table-cell office:value-type="date" office:date-value="2021-12-31T00:00:00" table:style-name="ce43">
            <text:p>31/12/2021</text:p>
          </table:table-cell>
          <table:table-cell office:value-type="date" office:date-value="2020-12-31T00:00:00" table:style-name="ce44">
            <text:p>31/12/2020</text:p>
          </table:table-cell>
          <table:table-cell table:number-columns-repeated="7" table:style-name="ce38"/>
          <table:table-cell table:number-columns-repeated="16372" table:style-name="ce2"/>
        </table:table-row>
        <table:table-row table:style-name="ro2">
          <table:table-cell table:style-name="ce38"/>
          <table:table-cell table:number-columns-repeated="2" table:style-name="ce45"/>
          <table:table-cell table:style-name="ce46"/>
          <table:table-cell table:style-name="ce47"/>
          <table:table-cell table:number-columns-repeated="7" table:style-name="ce38"/>
          <table:table-cell table:number-columns-repeated="16372" table:style-name="ce2"/>
        </table:table-row>
        <table:table-row table:style-name="ro2">
          <table:table-cell table:style-name="ce38"/>
          <table:table-cell office:value-type="string" table:style-name="ce48">
            <text:p>Capital Social</text:p>
          </table:table-cell>
          <table:table-cell table:style-name="ce48"/>
          <table:table-cell office:value-type="float" office:value="20000" table:formula="of:=+[.G11]" table:style-name="ce82">
            <text:p>20,000</text:p>
          </table:table-cell>
          <table:table-cell office:value-type="float" office:value="20000" table:formula="of:=+[.J11]" table:style-name="ce82">
            <text:p>20,000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48">
            <text:p>Reserva Legal</text:p>
          </table:table-cell>
          <table:table-cell table:style-name="ce48"/>
          <table:table-cell office:value-type="float" office:value="550000" table:formula="of:=SUM([.G13:.G16])" table:style-name="ce82">
            <text:p>550,000</text:p>
          </table:table-cell>
          <table:table-cell office:value-type="float" office:value="550000" table:formula="of:=SUM([.J13:.J16])" table:style-name="ce82">
            <text:p>550,000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48">
            <text:p>Otros resultados Integrales</text:p>
          </table:table-cell>
          <table:table-cell table:style-name="ce48"/>
          <table:table-cell office:value-type="float" office:value="38680.53" table:formula="of:=SUM([.G17:.G20])" table:style-name="ce82">
            <text:p>38,681</text:p>
          </table:table-cell>
          <table:table-cell office:value-type="float" office:value="38681" table:formula="of:=SUM([.J17:.J20])" table:style-name="ce82">
            <text:p>38,681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49">
            <text:p>Sub Total</text:p>
          </table:table-cell>
          <table:table-cell table:style-name="ce48"/>
          <table:table-cell office:value-type="float" office:value="608680.53" table:formula="of:=SUM([.D33:.D35])" table:style-name="ce83">
            <text:p>608,681</text:p>
          </table:table-cell>
          <table:table-cell office:value-type="float" office:value="608681" table:formula="of:=SUM([.E33:.E35])" table:style-name="ce83">
            <text:p>608,681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table:number-columns-repeated="2" table:style-name="ce48"/>
          <table:table-cell table:number-columns-repeated="2" table:style-name="ce82"/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49">
            <text:p>Déficit Acumulado</text:p>
          </table:table-cell>
          <table:table-cell table:style-name="ce48"/>
          <table:table-cell table:number-columns-repeated="2" table:style-name="ce82"/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50">
            <text:p>Perdidas Acumuladas</text:p>
          </table:table-cell>
          <table:table-cell table:style-name="ce48"/>
          <table:table-cell office:value-type="float" office:value="-196060.62" table:formula="of:=SUM([.G21:.G23])" table:style-name="ce82">
            <text:p>-196,061</text:p>
          </table:table-cell>
          <table:table-cell office:value-type="float" office:value="-190876" table:formula="of:=SUM([.J21:.J23])" table:style-name="ce82">
            <text:p>-190,876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50">
            <text:p>Reserva para Aplicación de NIIF</text:p>
          </table:table-cell>
          <table:table-cell table:style-name="ce48"/>
          <table:table-cell office:value-type="float" office:value="0" table:style-name="ce82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49">
            <text:p>Sub Total</text:p>
          </table:table-cell>
          <table:table-cell table:style-name="ce48"/>
          <table:table-cell office:value-type="float" office:value="-196060.62" table:formula="of:=SUM([.D39:.D40])" table:style-name="ce83">
            <text:p>-196,061</text:p>
          </table:table-cell>
          <table:table-cell office:value-type="float" office:value="-190876" table:formula="of:=SUM([.E39:.E40])" table:style-name="ce83">
            <text:p>-190,876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table:style-name="ce50"/>
          <table:table-cell table:style-name="ce48"/>
          <table:table-cell table:number-columns-repeated="2" table:style-name="ce82"/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48">
            <text:p>Utilidades del Periodo</text:p>
          </table:table-cell>
          <table:table-cell table:style-name="ce48"/>
          <table:table-cell office:value-type="float" office:value="-139490.56200000001" table:formula="of:=[.G26]" table:style-name="ce82">
            <text:p>-139,491</text:p>
          </table:table-cell>
          <table:table-cell office:value-type="float" office:value="-5184" table:formula="of:=[.J26]" table:style-name="ce82">
            <text:p>-5,184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table:number-columns-repeated="2" table:style-name="ce48"/>
          <table:table-cell table:number-columns-repeated="2" table:style-name="ce51"/>
          <table:table-cell table:number-columns-repeated="7" table:style-name="ce38"/>
          <table:table-cell table:number-columns-repeated="16372"/>
        </table:table-row>
        <table:table-row table:style-name="ro2">
          <table:table-cell table:style-name="ce38"/>
          <table:table-cell office:value-type="string" table:style-name="ce52">
            <text:p>Total</text:p>
          </table:table-cell>
          <table:table-cell table:style-name="ce53"/>
          <table:table-cell office:value-type="float" office:value="273129.348" table:formula="of:=[.D36]+[.D41]+[.D43]" table:style-name="ce34">
            <text:p>273,129</text:p>
          </table:table-cell>
          <table:table-cell office:value-type="float" office:value="412621" table:formula="of:=[.E36]+[.E41]+[.E43]" table:style-name="ce34">
            <text:p>412,621</text:p>
          </table:table-cell>
          <table:table-cell table:number-columns-repeated="7" table:style-name="ce38"/>
          <table:table-cell table:number-columns-repeated="16372"/>
        </table:table-row>
        <table:table-row table:style-name="ro2">
          <table:table-cell table:number-columns-repeated="12" table:style-name="ce38"/>
          <table:table-cell table:number-columns-repeated="16372"/>
        </table:table-row>
        <table:table-row table:style-name="ro2">
          <table:table-cell office:value-type="string" table:style-name="ce54">
            <text:p>Fuente:</text:p>
          </table:table-cell>
          <table:table-cell table:number-columns-repeated="9" table:style-name="ce55"/>
          <table:table-cell table:style-name="ce56"/>
          <table:table-cell table:style-name="ce38"/>
          <table:table-cell table:number-columns-repeated="16372"/>
        </table:table-row>
        <table:table-row table:style-name="ro2">
          <table:table-cell office:value-type="string" table:style-name="ce57">
            <text:p>Estados Financieros de la compañía proporcionado por el cliente y mayores generales, para el año corriente</text:p>
          </table:table-cell>
          <table:table-cell table:number-columns-repeated="9" table:style-name="ce38"/>
          <table:table-cell table:style-name="ce58"/>
          <table:table-cell table:style-name="ce38"/>
          <table:table-cell table:number-columns-repeated="16372"/>
        </table:table-row>
        <table:table-row table:style-name="ro2">
          <table:table-cell office:value-type="string" table:style-name="ce57">
            <text:p>Nuestros papeles de trabajo y balance de comprobación del 2020 para el año anterior.</text:p>
          </table:table-cell>
          <table:table-cell table:number-columns-repeated="9" table:style-name="ce38"/>
          <table:table-cell table:style-name="ce58"/>
          <table:table-cell table:style-name="ce38"/>
          <table:table-cell table:number-columns-repeated="16372"/>
        </table:table-row>
        <table:table-row table:style-name="ro2">
          <table:table-cell table:style-name="ce57"/>
          <table:table-cell table:number-columns-repeated="9" table:style-name="ce38"/>
          <table:table-cell table:style-name="ce58"/>
          <table:table-cell table:style-name="ce38"/>
          <table:table-cell table:number-columns-repeated="16372"/>
        </table:table-row>
        <table:table-row table:style-name="ro2">
          <table:table-cell office:value-type="string" table:style-name="ce59">
            <text:p>Trabajo realizado:</text:p>
          </table:table-cell>
          <table:table-cell table:number-columns-repeated="9" table:style-name="ce38"/>
          <table:table-cell table:style-name="ce58"/>
          <table:table-cell table:style-name="ce38"/>
          <table:table-cell table:number-columns-repeated="16372"/>
        </table:table-row>
        <table:table-row table:number-rows-repeated="3" table:style-name="ro2">
          <table:table-cell table:style-name="ce57"/>
          <table:table-cell table:number-columns-repeated="9" table:style-name="ce38"/>
          <table:table-cell table:style-name="ce58"/>
          <table:table-cell table:style-name="ce38"/>
          <table:table-cell table:number-columns-repeated="16372"/>
        </table:table-row>
        <table:table-row table:style-name="ro2">
          <table:table-cell office:value-type="string" table:style-name="ce59">
            <text:p>Conclusiones:</text:p>
          </table:table-cell>
          <table:table-cell table:number-columns-repeated="9" table:style-name="ce38"/>
          <table:table-cell table:style-name="ce58"/>
          <table:table-cell table:style-name="ce38"/>
          <table:table-cell table:number-columns-repeated="16372"/>
        </table:table-row>
        <table:table-row table:number-rows-repeated="3" table:style-name="ro2">
          <table:table-cell table:number-columns-repeated="10" table:style-name="ce38"/>
          <table:table-cell table:style-name="ce58"/>
          <table:table-cell table:style-name="ce38"/>
          <table:table-cell table:number-columns-repeated="16372"/>
        </table:table-row>
        <table:table-row table:number-rows-repeated="4" table:style-name="ro2">
          <table:table-cell table:number-columns-repeated="12" table:style-name="ce38"/>
          <table:table-cell table:number-columns-repeated="16372"/>
        </table:table-row>
        <table:table-row table:number-rows-repeated="2" table:style-name="ro2">
          <table:table-cell table:number-columns-repeated="16384" table:style-name="ce2"/>
        </table:table-row>
        <table:table-row table:number-rows-repeated="1048512" table:style-name="ro5">
          <table:table-cell table:number-columns-repeated="16384"/>
        </table:table-row>
      </table:table>
      <table:table table:name="Movimientos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45" table:default-cell-style-name="ce1"/>
        <table:table-row table:style-name="ro2">
          <table:table-cell office:value-type="string" table:style-name="ce84">
            <text:p>VISACOM S.A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4">
            <text:p>ESTADO DE CAMBIOS EN EL PATRIMONI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4">
            <text:p>AL 30 DE SEPTIEMBRE DEL 2.021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4">
            <text:p>(us$ dolares)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85">
            <text:p>Capital social</text:p>
          </table:table-cell>
          <table:table-cell office:value-type="string" table:style-name="ce85">
            <text:p>Reserva legal</text:p>
          </table:table-cell>
          <table:table-cell office:value-type="string" table:style-name="ce85">
            <text:p>Reserva Facult</text:p>
          </table:table-cell>
          <table:table-cell office:value-type="string" table:style-name="ce85">
            <text:p>Superavit Rev.</text:p>
          </table:table-cell>
          <table:table-cell office:value-type="string" table:style-name="ce85">
            <text:p>Utilid.acumu</text:p>
          </table:table-cell>
          <table:table-cell office:value-type="string" table:style-name="ce85">
            <text:p>Perd.acumul</text:p>
          </table:table-cell>
          <table:table-cell office:value-type="string" table:style-name="ce86">
            <text:p>Utilid.ejercic.</text:p>
          </table:table-cell>
          <table:table-cell office:value-type="string" table:style-name="ce86">
            <text:p>total</text:p>
          </table:table-cell>
          <table:table-cell table:number-columns-repeated="16374" table:style-name="ce1"/>
        </table:table-row>
        <table:table-row table:style-name="ro2">
          <table:table-cell table:number-columns-repeated="2" table:style-name="ce1"/>
          <table:table-cell table:number-columns-repeated="7" table:style-name="ce84"/>
          <table:table-cell table:style-name="ce87"/>
          <table:table-cell table:number-columns-repeated="16374" table:style-name="ce1"/>
        </table:table-row>
        <table:table-row table:style-name="ro2">
          <table:table-cell office:value-type="string" table:style-name="ce84">
            <text:p>Saldos al 31 de diciembre del 2007</text:p>
          </table:table-cell>
          <table:table-cell table:style-name="ce1"/>
          <table:table-cell office:value-type="float" office:value="800" table:style-name="ce88">
            <text:p>800.00</text:p>
          </table:table-cell>
          <table:table-cell office:value-type="float" office:value="3178.23" table:style-name="ce88">
            <text:p>3,178.23</text:p>
          </table:table-cell>
          <table:table-cell table:number-columns-repeated="2" table:style-name="ce88"/>
          <table:table-cell office:value-type="float" office:value="28604.06" table:style-name="ce88">
            <text:p>28,604.06</text:p>
          </table:table-cell>
          <table:table-cell office:value-type="float" office:value="-169.11" table:style-name="ce88">
            <text:p>-169.11</text:p>
          </table:table-cell>
          <table:table-cell office:value-type="float" office:value="16373.79" table:style-name="ce88">
            <text:p>16,373.79</text:p>
          </table:table-cell>
          <table:table-cell office:value-type="float" office:value="48786.97" table:formula="of:=SUM([.C7:.I7])" table:style-name="ce88">
            <text:p>48,786.97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Apropiacion para Reserva legal</text:p>
          </table:table-cell>
          <table:table-cell table:style-name="ce1"/>
          <table:table-cell table:style-name="ce88"/>
          <table:table-cell office:value-type="float" office:value="1637.38" table:style-name="ce88">
            <text:p>1,637.38</text:p>
          </table:table-cell>
          <table:table-cell table:number-columns-repeated="4" table:style-name="ce88"/>
          <table:table-cell office:value-type="float" office:value="-1637.38" table:style-name="ce88">
            <text:p>-1,637.38</text:p>
          </table:table-cell>
          <table:table-cell office:value-type="float" office:value="0" table:formula="of:=SUM([.C8:.I8])" table:style-name="ce88">
            <text:p>0.00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style-name="ce1"/>
          <table:table-cell table:number-columns-repeated="4" table:style-name="ce88"/>
          <table:table-cell office:value-type="float" office:value="14736.41" table:style-name="ce88">
            <text:p>14,736.41</text:p>
          </table:table-cell>
          <table:table-cell table:style-name="ce88"/>
          <table:table-cell office:value-type="float" office:value="-14736.41" table:style-name="ce88">
            <text:p>-14,736.41</text:p>
          </table:table-cell>
          <table:table-cell office:value-type="float" office:value="0" table:formula="of:=SUM([.C9:.I9])" table:style-name="ce88">
            <text:p>0.00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Utilidad del presente ejercicio</text:p>
          </table:table-cell>
          <table:table-cell table:style-name="ce1"/>
          <table:table-cell table:number-columns-repeated="6" table:style-name="ce90"/>
          <table:table-cell office:value-type="float" office:value="39570.26" table:style-name="ce90">
            <text:p>39,570.26</text:p>
          </table:table-cell>
          <table:table-cell office:value-type="float" office:value="39570.26" table:formula="of:=SUM([.C10:.I10])" table:style-name="ce90">
            <text:p>39,570.26</text:p>
          </table:table-cell>
          <table:table-cell table:style-name="ce89"/>
          <table:table-cell table:number-columns-repeated="16373"/>
        </table:table-row>
        <table:table-row table:style-name="ro2">
          <table:table-cell table:number-columns-repeated="2" table:style-name="ce1"/>
          <table:table-cell table:number-columns-repeated="8" table:style-name="ce88"/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Saldos al 31 de diciembre del 2008</text:p>
          </table:table-cell>
          <table:table-cell table:style-name="ce1"/>
          <table:table-cell office:value-type="float" office:value="800" table:formula="of:=SUM([.C7:.C10])" table:style-name="ce88">
            <text:p>800.00</text:p>
          </table:table-cell>
          <table:table-cell office:value-type="float" office:value="4815.6100000000006" table:formula="of:=SUM([.D7:.D10])" table:style-name="ce88">
            <text:p>4,815.61</text:p>
          </table:table-cell>
          <table:table-cell table:number-columns-repeated="2" table:style-name="ce88"/>
          <table:table-cell office:value-type="float" office:value="43340.47" table:formula="of:=SUM([.G7:.G10])" table:style-name="ce88">
            <text:p>43,340.47</text:p>
          </table:table-cell>
          <table:table-cell office:value-type="float" office:value="-169.11" table:formula="of:=SUM([.H7:.H10])" table:style-name="ce88">
            <text:p>-169.11</text:p>
          </table:table-cell>
          <table:table-cell office:value-type="float" office:value="39570.26" table:formula="of:=SUM([.I7:.I10])" table:style-name="ce88">
            <text:p>39,570.26</text:p>
          </table:table-cell>
          <table:table-cell office:value-type="float" office:value="88357.23000000001" table:formula="of:=SUM([.J7:.J10])" table:style-name="ce88">
            <text:p>88,357.23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style-name="ce1"/>
          <table:table-cell table:number-columns-repeated="4" table:style-name="ce88"/>
          <table:table-cell office:value-type="float" office:value="39570.26" table:style-name="ce88">
            <text:p>39,570.26</text:p>
          </table:table-cell>
          <table:table-cell table:style-name="ce88"/>
          <table:table-cell office:value-type="float" office:value="-39570.26" table:style-name="ce88">
            <text:p>-39,570.26</text:p>
          </table:table-cell>
          <table:table-cell office:value-type="float" office:value="0" table:formula="of:=SUM([.C13:.I13])" table:style-name="ce88">
            <text:p>0.00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Utilidad(perdida) del presente ejercicio</text:p>
          </table:table-cell>
          <table:table-cell table:style-name="ce1"/>
          <table:table-cell table:number-columns-repeated="6" table:style-name="ce90"/>
          <table:table-cell office:value-type="float" office:value="-21098.99" table:style-name="ce90">
            <text:p>-21,098.99</text:p>
          </table:table-cell>
          <table:table-cell office:value-type="float" office:value="-21098.99" table:formula="of:=SUM([.C14:.I14])" table:style-name="ce90">
            <text:p>-21,098.99</text:p>
          </table:table-cell>
          <table:table-cell table:style-name="ce89"/>
          <table:table-cell table:number-columns-repeated="16373"/>
        </table:table-row>
        <table:table-row table:style-name="ro2">
          <table:table-cell table:number-columns-repeated="2" table:style-name="ce1"/>
          <table:table-cell table:number-columns-repeated="8" table:style-name="ce88"/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Saldos al 31 de diciembre del 2009</text:p>
          </table:table-cell>
          <table:table-cell table:style-name="ce1"/>
          <table:table-cell office:value-type="float" office:value="800" table:formula="of:=SUM([.C12:.C14])" table:style-name="ce88">
            <text:p>800.00</text:p>
          </table:table-cell>
          <table:table-cell office:value-type="float" office:value="4815.6100000000006" table:formula="of:=SUM([.D12:.D14])" table:style-name="ce88">
            <text:p>4,815.61</text:p>
          </table:table-cell>
          <table:table-cell table:number-columns-repeated="2" table:style-name="ce88"/>
          <table:table-cell office:value-type="float" office:value="82910.73000000001" table:formula="of:=SUM([.G12:.G14])" table:style-name="ce88">
            <text:p>82,910.73</text:p>
          </table:table-cell>
          <table:table-cell office:value-type="float" office:value="-169.11" table:formula="of:=SUM([.H12:.H14])" table:style-name="ce88">
            <text:p>-169.11</text:p>
          </table:table-cell>
          <table:table-cell office:value-type="float" office:value="-21098.99" table:formula="of:=SUM([.I12:.I14])" table:style-name="ce88">
            <text:p>-21,098.99</text:p>
          </table:table-cell>
          <table:table-cell office:value-type="float" office:value="67258.240000000005" table:formula="of:=SUM([.J12:.J14])" table:style-name="ce88">
            <text:p>67,258.24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style-name="ce1"/>
          <table:table-cell table:number-columns-repeated="4" table:style-name="ce88"/>
          <table:table-cell office:value-type="float" office:value="0.11" table:style-name="ce88">
            <text:p>0.11</text:p>
          </table:table-cell>
          <table:table-cell office:value-type="float" office:value="-21098.99" table:style-name="ce88">
            <text:p>-21,098.99</text:p>
          </table:table-cell>
          <table:table-cell office:value-type="float" office:value="21098.99" table:style-name="ce88">
            <text:p>21,098.99</text:p>
          </table:table-cell>
          <table:table-cell office:value-type="float" office:value="0.11000000000058208" table:formula="of:=SUM([.C17:.I17])" table:style-name="ce88">
            <text:p>0.11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Utilidad del presente ejercicio</text:p>
          </table:table-cell>
          <table:table-cell table:style-name="ce1"/>
          <table:table-cell table:number-columns-repeated="6" table:style-name="ce90"/>
          <table:table-cell office:value-type="float" office:value="30446.68" table:style-name="ce90">
            <text:p>30,446.68</text:p>
          </table:table-cell>
          <table:table-cell office:value-type="float" office:value="30446.68" table:formula="of:=SUM([.C18:.I18])" table:style-name="ce90">
            <text:p>30,446.68</text:p>
          </table:table-cell>
          <table:table-cell table:style-name="ce89"/>
          <table:table-cell table:number-columns-repeated="16373"/>
        </table:table-row>
        <table:table-row table:style-name="ro2">
          <table:table-cell table:number-columns-repeated="2" table:style-name="ce1"/>
          <table:table-cell table:number-columns-repeated="8" table:style-name="ce88"/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Saldos al 31 de Diciembre del 2010</text:p>
          </table:table-cell>
          <table:table-cell table:style-name="ce1"/>
          <table:table-cell office:value-type="float" office:value="800" table:formula="of:=SUM([.C16:.C18])" table:style-name="ce88">
            <text:p>800.00</text:p>
          </table:table-cell>
          <table:table-cell office:value-type="float" office:value="4815.6100000000006" table:formula="of:=SUM([.D16:.D18])" table:style-name="ce88">
            <text:p>4,815.61</text:p>
          </table:table-cell>
          <table:table-cell table:number-columns-repeated="2" table:style-name="ce88"/>
          <table:table-cell office:value-type="float" office:value="82910.840000000011" table:formula="of:=SUM([.G16:.G18])" table:style-name="ce88">
            <text:p>82,910.84</text:p>
          </table:table-cell>
          <table:table-cell office:value-type="float" office:value="-21268.100000000002" table:formula="of:=SUM([.H16:.H18])" table:style-name="ce88">
            <text:p>-21,268.10</text:p>
          </table:table-cell>
          <table:table-cell office:value-type="float" office:value="30446.68" table:formula="of:=SUM([.I16:.I18])" table:style-name="ce88">
            <text:p>30,446.68</text:p>
          </table:table-cell>
          <table:table-cell office:value-type="float" office:value="97705.03" table:formula="of:=SUM([.J16:.J18])" table:style-name="ce88">
            <text:p>97,705.03</text:p>
          </table:table-cell>
          <table:table-cell office:value-type="string" table:style-name="ce88">
            <text:p><text:s/></text:p>
          </table:table-cell>
          <table:table-cell table:number-columns-repeated="16373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style-name="ce1"/>
          <table:table-cell table:number-columns-repeated="4" table:style-name="ce88"/>
          <table:table-cell office:value-type="float" office:value="30446.68" table:style-name="ce88">
            <text:p>30,446.68</text:p>
          </table:table-cell>
          <table:table-cell office:value-type="string" table:style-name="ce88">
            <text:p><text:s/></text:p>
          </table:table-cell>
          <table:table-cell office:value-type="float" office:value="-30446.68" table:style-name="ce88">
            <text:p>-30,446.68</text:p>
          </table:table-cell>
          <table:table-cell office:value-type="float" office:value="0" table:formula="of:=SUM([.C21:.I21])" table:style-name="ce88">
            <text:p>0.00</text:p>
          </table:table-cell>
          <table:table-cell table:style-name="ce89"/>
          <table:table-cell table:number-columns-repeated="16373"/>
        </table:table-row>
        <table:table-row table:style-name="ro2">
          <table:table-cell office:value-type="string" table:style-name="ce84">
            <text:p>Utilidad del presente ejercicio</text:p>
          </table:table-cell>
          <table:table-cell table:style-name="ce1"/>
          <table:table-cell table:number-columns-repeated="6" table:style-name="ce90"/>
          <table:table-cell office:value-type="float" office:value="85583.94" table:style-name="ce90">
            <text:p>85,583.94</text:p>
          </table:table-cell>
          <table:table-cell office:value-type="float" office:value="85583.94" table:formula="of:=SUM([.C22:.I22])" table:style-name="ce90">
            <text:p>85,583.94</text:p>
          </table:table-cell>
          <table:table-cell table:style-name="ce89"/>
          <table:table-cell table:number-columns-repeated="16373"/>
        </table:table-row>
        <table:table-row table:style-name="ro2">
          <table:table-cell table:number-columns-repeated="2" table:style-name="ce1"/>
          <table:table-cell table:number-columns-repeated="8" table:style-name="ce88"/>
          <table:table-cell table:number-columns-repeated="16374" table:style-name="ce1"/>
        </table:table-row>
        <table:table-row table:style-name="ro2">
          <table:table-cell office:value-type="string" table:style-name="ce84">
            <text:p>Saldos al 31 de Diciembre del 2011</text:p>
          </table:table-cell>
          <table:table-cell table:style-name="ce1"/>
          <table:table-cell office:value-type="float" office:value="800" table:formula="of:=SUM([.C20:.C22])" table:style-name="ce90">
            <text:p>800.00</text:p>
          </table:table-cell>
          <table:table-cell office:value-type="float" office:value="4815.6100000000006" table:formula="of:=SUM([.D20:.D22])" table:style-name="ce90">
            <text:p>4,815.61</text:p>
          </table:table-cell>
          <table:table-cell table:number-columns-repeated="2" table:style-name="ce90"/>
          <table:table-cell office:value-type="float" office:value="113357.52000000002" table:formula="of:=SUM([.G20:.G22])" table:style-name="ce90">
            <text:p>113,357.52</text:p>
          </table:table-cell>
          <table:table-cell office:value-type="float" office:value="-21268.100000000002" table:formula="of:=SUM([.H20:.H22])" table:style-name="ce90">
            <text:p>-21,268.10</text:p>
          </table:table-cell>
          <table:table-cell office:value-type="float" office:value="85583.94" table:formula="of:=SUM([.I20:.I22])" table:style-name="ce90">
            <text:p>85,583.94</text:p>
          </table:table-cell>
          <table:table-cell office:value-type="float" office:value="183288.97" table:formula="of:=SUM([.J20:.J22])" table:style-name="ce90">
            <text:p>183,288.97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Pago de salario digno a empleados</text:p>
          </table:table-cell>
          <table:table-cell table:number-columns-repeated="5" table:style-name="ce1"/>
          <table:table-cell office:value-type="float" office:value="-786.17" table:style-name="ce88">
            <text:p>-786.17</text:p>
          </table:table-cell>
          <table:table-cell table:number-columns-repeated="2" table:style-name="ce88"/>
          <table:table-cell office:value-type="float" office:value="-786.17" table:formula="of:=SUM([.C26:.I26])" table:style-name="ce88">
            <text:p>-786.17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5" table:style-name="ce1"/>
          <table:table-cell office:value-type="float" office:value="85583.94" table:style-name="ce88">
            <text:p>85,583.94</text:p>
          </table:table-cell>
          <table:table-cell table:style-name="ce88"/>
          <table:table-cell office:value-type="float" office:value="-85583.94" table:style-name="ce88">
            <text:p>-85,583.94</text:p>
          </table:table-cell>
          <table:table-cell office:value-type="float" office:value="0" table:formula="of:=SUM([.C27:.I27])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Utilidad del presente ejercicio<text:s/></text:p>
          </table:table-cell>
          <table:table-cell table:style-name="ce1"/>
          <table:table-cell table:number-columns-repeated="4" table:style-name="ce90"/>
          <table:table-cell office:value-type="string" table:style-name="ce90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96349.6" table:style-name="ce90">
            <text:p>96,349.60</text:p>
          </table:table-cell>
          <table:table-cell office:value-type="float" office:value="96349.6" table:formula="of:=SUM([.C28:.I28])" table:style-name="ce90">
            <text:p>96,349.60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Saldos al 31 de Diciembre del 2012</text:p>
          </table:table-cell>
          <table:table-cell table:style-name="ce1"/>
          <table:table-cell office:value-type="float" office:value="800" table:formula="of:=+[.C24]" table:style-name="ce91">
            <text:p>800.00</text:p>
          </table:table-cell>
          <table:table-cell office:value-type="float" office:value="4815.6100000000006" table:formula="of:=+[.D24]" table:style-name="ce91">
            <text:p>4,815.61</text:p>
          </table:table-cell>
          <table:table-cell table:number-columns-repeated="2" table:style-name="ce91"/>
          <table:table-cell office:value-type="float" office:value="198155.29000000004" table:formula="of:=SUM([.G24:.G28])" table:style-name="ce91">
            <text:p>198,155.29</text:p>
          </table:table-cell>
          <table:table-cell office:value-type="float" office:value="-21268.100000000002" table:formula="of:=+[.H24]" table:style-name="ce91">
            <text:p>-21,268.10</text:p>
          </table:table-cell>
          <table:table-cell office:value-type="float" office:value="96349.6" table:formula="of:=SUM([.I24:.I28])" table:style-name="ce91">
            <text:p>96,349.60</text:p>
          </table:table-cell>
          <table:table-cell office:value-type="float" office:value="278852.40000000002" table:formula="of:=SUM([.J24:.J28])" table:style-name="ce91">
            <text:p>278,852.40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5" table:style-name="ce1"/>
          <table:table-cell office:value-type="float" office:value="96349.6" table:style-name="ce88">
            <text:p>96,349.60</text:p>
          </table:table-cell>
          <table:table-cell table:style-name="ce88"/>
          <table:table-cell office:value-type="float" office:value="-96349.6" table:style-name="ce88">
            <text:p>-96,349.60</text:p>
          </table:table-cell>
          <table:table-cell office:value-type="float" office:value="0" table:formula="of:=SUM([.C32:.I32])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Utilidad del presente ejercicio<text:s/></text:p>
          </table:table-cell>
          <table:table-cell table:style-name="ce1"/>
          <table:table-cell table:number-columns-repeated="4" table:style-name="ce90"/>
          <table:table-cell office:value-type="string" table:style-name="ce90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90050.13" table:style-name="ce90">
            <text:p>90,050.13</text:p>
          </table:table-cell>
          <table:table-cell office:value-type="float" office:value="90050.13" table:formula="of:=SUM([.C33:.I33])" table:style-name="ce90">
            <text:p>90,050.13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Saldos al 31 de Diciembre del 2013</text:p>
          </table:table-cell>
          <table:table-cell table:style-name="ce1"/>
          <table:table-cell office:value-type="float" office:value="800" table:formula="of:=+[.C30]" table:style-name="ce91">
            <text:p>800.00</text:p>
          </table:table-cell>
          <table:table-cell office:value-type="float" office:value="4815.6100000000006" table:formula="of:=+[.D30]" table:style-name="ce91">
            <text:p>4,815.61</text:p>
          </table:table-cell>
          <table:table-cell table:number-columns-repeated="2" table:style-name="ce91"/>
          <table:table-cell office:value-type="float" office:value="294504.89" table:formula="of:=+[.G30]+[.G32]" table:style-name="ce91">
            <text:p>294,504.89</text:p>
          </table:table-cell>
          <table:table-cell office:value-type="float" office:value="-21268.100000000002" table:formula="of:=+[.H30]" table:style-name="ce91">
            <text:p>-21,268.10</text:p>
          </table:table-cell>
          <table:table-cell office:value-type="float" office:value="90050.13" table:formula="of:=+[.I30]+[.I32]+[.I33]" table:style-name="ce91">
            <text:p>90,050.13</text:p>
          </table:table-cell>
          <table:table-cell office:value-type="float" office:value="368902.53" table:formula="of:=+[.J30]+[.J33]" table:style-name="ce91">
            <text:p>368,902.53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5" table:style-name="ce1"/>
          <table:table-cell office:value-type="float" office:value="90050.13" table:style-name="ce88">
            <text:p>90,050.13</text:p>
          </table:table-cell>
          <table:table-cell table:style-name="ce88"/>
          <table:table-cell office:value-type="float" office:value="-90050.13" table:style-name="ce88">
            <text:p>-90,050.13</text:p>
          </table:table-cell>
          <table:table-cell office:value-type="float" office:value="0" table:formula="of:=SUM([.C37:.I37])" table:style-name="ce88">
            <text:p>0.00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Otros ajustes</text:p>
          </table:table-cell>
          <table:table-cell table:style-name="ce1"/>
          <table:table-cell table:number-columns-repeated="4" table:style-name="ce88"/>
          <table:table-cell office:value-type="float" office:value="-3430.81" table:style-name="ce88">
            <text:p>-3,430.81</text:p>
          </table:table-cell>
          <table:table-cell table:number-columns-repeated="2" table:style-name="ce88"/>
          <table:table-cell office:value-type="float" office:value="-3430.81" table:formula="of:=+[.G38]" table:style-name="ce88">
            <text:p>-3,430.81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Pago de salario digno a empleados</text:p>
          </table:table-cell>
          <table:table-cell table:number-columns-repeated="5" table:style-name="ce1"/>
          <table:table-cell office:value-type="float" office:value="-47.379999999999995" table:formula="of:=-47.4+0.02" table:style-name="ce88">
            <text:p>-47.38</text:p>
          </table:table-cell>
          <table:table-cell table:number-columns-repeated="2" table:style-name="ce88"/>
          <table:table-cell office:value-type="float" office:value="-47.379999999999995" table:formula="of:=SUM([.C39:.I39])" table:style-name="ce88">
            <text:p>-47.38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Utilidad del presente ejercicio<text:s/></text:p>
          </table:table-cell>
          <table:table-cell table:style-name="ce1"/>
          <table:table-cell table:number-columns-repeated="4" table:style-name="ce90"/>
          <table:table-cell office:value-type="string" table:style-name="ce90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107141.38" table:style-name="ce90">
            <text:p>107,141.38</text:p>
          </table:table-cell>
          <table:table-cell office:value-type="float" office:value="107141.38" table:formula="of:=SUM([.C40:.I40])" table:style-name="ce90">
            <text:p>107,141.38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Saldos al 31 de diciembre del 2014</text:p>
          </table:table-cell>
          <table:table-cell table:style-name="ce1"/>
          <table:table-cell office:value-type="float" office:value="800" table:formula="of:=+[.C35]" table:style-name="ce91">
            <text:p>800.00</text:p>
          </table:table-cell>
          <table:table-cell office:value-type="float" office:value="4815.6100000000006" table:formula="of:=+[.D35]" table:style-name="ce91">
            <text:p>4,815.61</text:p>
          </table:table-cell>
          <table:table-cell table:number-columns-repeated="2" table:style-name="ce91"/>
          <table:table-cell office:value-type="float" office:value="381076.83" table:formula="of:=+[.G35]+[.G37]+[.G39]+[.G38]" table:style-name="ce91">
            <text:p>381,076.83</text:p>
          </table:table-cell>
          <table:table-cell office:value-type="float" office:value="-21268.100000000002" table:formula="of:=+[.H35]" table:style-name="ce91">
            <text:p>-21,268.10</text:p>
          </table:table-cell>
          <table:table-cell office:value-type="float" office:value="107141.38" table:formula="of:=+[.I35]+[.I37]+[.I40]" table:style-name="ce91">
            <text:p>107,141.38</text:p>
          </table:table-cell>
          <table:table-cell office:value-type="float" office:value="472565.72000000003" table:formula="of:=SUM([.J35:.J40])" table:style-name="ce91">
            <text:p>472,565.72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5" table:style-name="ce1"/>
          <table:table-cell office:value-type="float" office:value="107141.38" table:style-name="ce88">
            <text:p>107,141.38</text:p>
          </table:table-cell>
          <table:table-cell table:style-name="ce88"/>
          <table:table-cell office:value-type="float" office:value="-107141.38" table:style-name="ce88">
            <text:p>-107,141.38</text:p>
          </table:table-cell>
          <table:table-cell office:value-type="float" office:value="0" table:formula="of:=SUM([.C44:.I44])" table:style-name="ce88">
            <text:p>0.00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Reversion ajuste 2014</text:p>
          </table:table-cell>
          <table:table-cell table:style-name="ce1"/>
          <table:table-cell table:number-columns-repeated="4" table:style-name="ce88"/>
          <table:table-cell office:value-type="float" office:value="3430.81" table:style-name="ce88">
            <text:p>3,430.81</text:p>
          </table:table-cell>
          <table:table-cell table:number-columns-repeated="2" table:style-name="ce88"/>
          <table:table-cell office:value-type="float" office:value="3430.81" table:formula="of:=+[.G45]" table:style-name="ce88">
            <text:p>3,430.81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Otros</text:p>
          </table:table-cell>
          <table:table-cell table:style-name="ce1"/>
          <table:table-cell table:number-columns-repeated="4" table:style-name="ce88"/>
          <table:table-cell office:value-type="float" office:value="0.02" table:style-name="ce88">
            <text:p>0.02</text:p>
          </table:table-cell>
          <table:table-cell table:number-columns-repeated="2" table:style-name="ce88"/>
          <table:table-cell office:value-type="float" office:value="0.02" table:formula="of:=+[.G46]" table:style-name="ce88">
            <text:p>0.02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Utilidad del presente ejercicio<text:s/></text:p>
          </table:table-cell>
          <table:table-cell table:style-name="ce1"/>
          <table:table-cell table:number-columns-repeated="4" table:style-name="ce90"/>
          <table:table-cell office:value-type="string" table:style-name="ce90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103117.33" table:style-name="ce90">
            <text:p>103,117.33</text:p>
          </table:table-cell>
          <table:table-cell office:value-type="float" office:value="103117.33" table:formula="of:=SUM([.C47:.I47])" table:style-name="ce90">
            <text:p>103,117.33</text:p>
          </table:table-cell>
          <table:table-cell table:number-columns-repeated="16374"/>
        </table:table-row>
        <table:table-row table:style-name="ro2">
          <table:table-cell office:value-type="string" table:style-name="ce84">
            <text:p>Saldos al 31 de diciembre <text:s/>del 2015</text:p>
          </table:table-cell>
          <table:table-cell table:style-name="ce1"/>
          <table:table-cell office:value-type="float" office:value="800" table:formula="of:=SUM([.C42:.C47])" table:style-name="ce92">
            <text:p>800.00</text:p>
          </table:table-cell>
          <table:table-cell office:value-type="float" office:value="4815.6100000000006" table:formula="of:=SUM([.D42:.D47])" table:style-name="ce92">
            <text:p>4,815.61</text:p>
          </table:table-cell>
          <table:table-cell table:number-columns-repeated="2" table:style-name="ce92"/>
          <table:table-cell office:value-type="float" office:value="491649.04000000004" table:formula="of:=SUM([.G42:.G47])" table:style-name="ce92">
            <text:p>491,649.04</text:p>
          </table:table-cell>
          <table:table-cell office:value-type="float" office:value="-21268.100000000002" table:formula="of:=SUM([.H42:.H47])" table:style-name="ce92">
            <text:p>-21,268.10</text:p>
          </table:table-cell>
          <table:table-cell office:value-type="float" office:value="103117.33" table:formula="of:=SUM([.I42:.I47])" table:style-name="ce92">
            <text:p>103,117.33</text:p>
          </table:table-cell>
          <table:table-cell office:value-type="float" office:value="579113.88" table:formula="of:=SUM([.J42:.J47])" table:style-name="ce92">
            <text:p>579,113.88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5" table:style-name="ce1"/>
          <table:table-cell office:value-type="float" office:value="103117.33" table:style-name="ce88">
            <text:p>103,117.33</text:p>
          </table:table-cell>
          <table:table-cell table:style-name="ce88"/>
          <table:table-cell office:value-type="float" office:value="-103117.33" table:style-name="ce88">
            <text:p>-103,117.33</text:p>
          </table:table-cell>
          <table:table-cell office:value-type="float" office:value="0" table:formula="of:=SUM([.C50:.I50])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Aumento de capital, octubre 2016</text:p>
          </table:table-cell>
          <table:table-cell table:style-name="ce1"/>
          <table:table-cell office:value-type="float" office:value="19200" table:style-name="ce88">
            <text:p>19,200.00</text:p>
          </table:table-cell>
          <table:table-cell table:number-columns-repeated="3" table:style-name="ce1"/>
          <table:table-cell office:value-type="float" office:value="-19200" table:style-name="ce88">
            <text:p>-19,200.00</text:p>
          </table:table-cell>
          <table:table-cell table:number-columns-repeated="2" table:style-name="ce88"/>
          <table:table-cell office:value-type="float" office:value="0" table:formula="of:=+[.C51]+[.G51]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Utilidad del presente ejercicio<text:s/></text:p>
          </table:table-cell>
          <table:table-cell table:style-name="ce1"/>
          <table:table-cell table:number-columns-repeated="4" table:style-name="ce88"/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office:value-type="float" office:value="62951.93" table:style-name="ce88">
            <text:p>62,951.93</text:p>
          </table:table-cell>
          <table:table-cell office:value-type="float" office:value="62951.93" table:formula="of:=SUM([.C52:.I52])" table:style-name="ce88">
            <text:p>62,951.9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Apropiacion para Reserva legal</text:p>
          </table:table-cell>
          <table:table-cell table:style-name="ce1"/>
          <table:table-cell table:style-name="ce90"/>
          <table:table-cell office:value-type="float" office:value="5184.3900000000003" table:style-name="ce90">
            <text:p>5,184.39</text:p>
          </table:table-cell>
          <table:table-cell table:number-columns-repeated="2" table:style-name="ce90"/>
          <table:table-cell office:value-type="float" office:value="-5184.3900000000003" table:style-name="ce90">
            <text:p>-5,184.39</text:p>
          </table:table-cell>
          <table:table-cell table:style-name="ce90"/>
          <table:table-cell office:value-type="string" table:style-name="ce90">
            <text:p><text:s/></text:p>
          </table:table-cell>
          <table:table-cell office:value-type="float" office:value="0" table:formula="of:=+[.D53]+[.G53]" table:style-name="ce90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Saldos al 31 de diciembre <text:s/>del 2016</text:p>
          </table:table-cell>
          <table:table-cell table:style-name="ce1"/>
          <table:table-cell office:value-type="float" office:value="20000" table:formula="of:=SUM([.C48:.C52])" table:style-name="ce92">
            <text:p>20,000.00</text:p>
          </table:table-cell>
          <table:table-cell office:value-type="float" office:value="10000" table:formula="of:=+[.D48]+[.D53]" table:style-name="ce92">
            <text:p>10,000.00</text:p>
          </table:table-cell>
          <table:table-cell table:number-columns-repeated="2" table:style-name="ce92"/>
          <table:table-cell office:value-type="float" office:value="570381.98" table:formula="of:=SUM([.G48:.G53])" table:style-name="ce92">
            <text:p>570,381.98</text:p>
          </table:table-cell>
          <table:table-cell office:value-type="float" office:value="-21268.100000000002" table:formula="of:=SUM([.H48:.H52])" table:style-name="ce92">
            <text:p>-21,268.10</text:p>
          </table:table-cell>
          <table:table-cell office:value-type="float" office:value="62951.93" table:formula="of:=SUM([.I48:.I52])" table:style-name="ce92">
            <text:p>62,951.93</text:p>
          </table:table-cell>
          <table:table-cell office:value-type="float" office:value="642065.81000000006" table:formula="of:=SUM([.J48:.J52])" table:style-name="ce92">
            <text:p>642,065.81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5" table:style-name="ce1"/>
          <table:table-cell office:value-type="float" office:value="62951.93" table:style-name="ce88">
            <text:p>62,951.93</text:p>
          </table:table-cell>
          <table:table-cell table:style-name="ce88"/>
          <table:table-cell office:value-type="float" office:value="-62951.93" table:style-name="ce88">
            <text:p>-62,951.93</text:p>
          </table:table-cell>
          <table:table-cell office:value-type="float" office:value="0" table:formula="of:=SUM([.C56:.I56])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Utilidad(Perdida) presente ejercicio<text:s/></text:p>
          </table:table-cell>
          <table:table-cell table:style-name="ce1"/>
          <table:table-cell table:number-columns-repeated="4" table:style-name="ce88"/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office:value-type="float" office:value="-224292.78999999992" table:formula="of:=+['file:///D:/Users/Joffre%20Torres/Downloads/Visacom%202017/VISACOMbalanc2017alm.xls'#ResultComp_ok.D52]" table:style-name="ce88">
            <text:p>-224,292.79</text:p>
          </table:table-cell>
          <table:table-cell office:value-type="float" office:value="-224292.78999999992" table:formula="of:=SUM([.C57:.I57])" table:style-name="ce88">
            <text:p>-224,292.7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Apropiacion para Reserva Facultativa</text:p>
          </table:table-cell>
          <table:table-cell table:style-name="ce1"/>
          <table:table-cell table:number-columns-repeated="2" table:style-name="ce88"/>
          <table:table-cell office:value-type="float" office:value="480000" table:style-name="ce88">
            <text:p>480,000.00</text:p>
          </table:table-cell>
          <table:table-cell table:style-name="ce88"/>
          <table:table-cell office:value-type="float" office:value="-480000" table:style-name="ce88">
            <text:p>-480,000.00</text:p>
          </table:table-cell>
          <table:table-cell table:style-name="ce88"/>
          <table:table-cell office:value-type="string" table:style-name="ce88">
            <text:p><text:s/></text:p>
          </table:table-cell>
          <table:table-cell office:value-type="float" office:value="0" table:formula="of:=+[.E58]+[.G58]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Ganancias y Perdidas actuariales</text:p>
          </table:table-cell>
          <table:table-cell table:style-name="ce1"/>
          <table:table-cell table:number-columns-repeated="6" table:style-name="ce90"/>
          <table:table-cell office:value-type="float" office:value="8176" table:style-name="ce90">
            <text:p>8,176.00</text:p>
          </table:table-cell>
          <table:table-cell office:value-type="float" office:value="8176" table:formula="of:=+[.I59]" table:style-name="ce90">
            <text:p>8,176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Saldos al 31 de diciembre del 2017</text:p>
          </table:table-cell>
          <table:table-cell table:style-name="ce1"/>
          <table:table-cell office:value-type="float" office:value="20000" table:formula="of:=SUM([.C54:.C58])" table:style-name="ce89">
            <text:p>20,000.00</text:p>
          </table:table-cell>
          <table:table-cell office:value-type="float" office:value="10000" table:formula="of:=SUM([.D54:.D58])" table:style-name="ce89">
            <text:p>10,000.00</text:p>
          </table:table-cell>
          <table:table-cell office:value-type="float" office:value="480000" table:formula="of:=+[.E58]" table:style-name="ce89">
            <text:p>480,000.00</text:p>
          </table:table-cell>
          <table:table-cell table:style-name="ce89"/>
          <table:table-cell office:value-type="float" office:value="153333.91000000003" table:formula="of:=SUM([.G54:.G58])" table:style-name="ce89">
            <text:p>153,333.91</text:p>
          </table:table-cell>
          <table:table-cell office:value-type="float" office:value="-21268.100000000002" table:formula="of:=SUM([.H54:.H58])" table:style-name="ce89">
            <text:p>-21,268.10</text:p>
          </table:table-cell>
          <table:table-cell office:value-type="float" office:value="-216116.78999999992" table:formula="of:=SUM([.I54:.I59])" table:style-name="ce89">
            <text:p>-216,116.79</text:p>
          </table:table-cell>
          <table:table-cell office:value-type="float" office:value="425949.02000000014" table:formula="of:=SUM([.J54:.J59])" table:style-name="ce89">
            <text:p>425,949.02</text:p>
          </table:table-cell>
          <table:table-cell table:number-columns-repeated="16374" table:style-name="ce1"/>
        </table:table-row>
        <table:table-row table:style-name="ro2">
          <table:table-cell table:number-columns-repeated="10" table:style-name="ce1"/>
          <table:table-cell office:value-type="string" table:style-name="ce1">
            <text:p><text:s/></text:p>
          </table:table-cell>
          <table:table-cell table:number-columns-repeated="16373"/>
        </table:table-row>
        <table:table-row table:style-name="ro2">
          <table:table-cell office:value-type="string" table:style-name="ce84">
            <text:p>Transferencias a perdidas acumuladas</text:p>
          </table:table-cell>
          <table:table-cell table:number-columns-repeated="5" table:style-name="ce1"/>
          <table:table-cell office:value-type="string" table:style-name="ce88">
            <text:p><text:s/></text:p>
          </table:table-cell>
          <table:table-cell office:value-type="float" office:value="-224292.79" table:style-name="ce88">
            <text:p>-224,292.79</text:p>
          </table:table-cell>
          <table:table-cell office:value-type="float" office:value="224292.79" table:style-name="ce88">
            <text:p>224,292.79</text:p>
          </table:table-cell>
          <table:table-cell office:value-type="float" office:value="0" table:formula="of:=SUM([.C62:.I62])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Utilidad(Perdida) presente ejercicio<text:s/></text:p>
          </table:table-cell>
          <table:table-cell table:style-name="ce1"/>
          <table:table-cell table:number-columns-repeated="4" table:style-name="ce88"/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office:value-type="float" office:value="-118511.01" table:style-name="ce88">
            <text:p>-118,511.01</text:p>
          </table:table-cell>
          <table:table-cell office:value-type="float" office:value="-118511.01" table:formula="of:=SUM([.C63:.I63])" table:style-name="ce88">
            <text:p>-118,511.0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Ajuste por descuento anticipo I.R.2017</text:p>
          </table:table-cell>
          <table:table-cell table:style-name="ce1"/>
          <table:table-cell table:number-columns-repeated="5" table:style-name="ce88"/>
          <table:table-cell office:value-type="float" office:value="9826.5400000000009" table:style-name="ce88">
            <text:p>9,826.54</text:p>
          </table:table-cell>
          <table:table-cell table:style-name="ce88"/>
          <table:table-cell office:value-type="float" office:value="9826.5400000000009" table:formula="of:=+[.H64]" table:style-name="ce88">
            <text:p>9,826.5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Apropiacion para Reserva Facultativa</text:p>
          </table:table-cell>
          <table:table-cell table:style-name="ce1"/>
          <table:table-cell table:number-columns-repeated="2" table:style-name="ce88"/>
          <table:table-cell office:value-type="float" office:value="60000" table:style-name="ce88">
            <text:p>60,000.00</text:p>
          </table:table-cell>
          <table:table-cell table:number-columns-repeated="4" table:style-name="ce88"/>
          <table:table-cell office:value-type="float" office:value="60000" table:formula="of:=+[.E65]" table:style-name="ce88">
            <text:p>60,00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Ajuste</text:p>
          </table:table-cell>
          <table:table-cell table:style-name="ce1"/>
          <table:table-cell table:number-columns-repeated="5" table:style-name="ce88"/>
          <table:table-cell office:value-type="float" office:value="-0.06" table:style-name="ce88">
            <text:p>-0.06</text:p>
          </table:table-cell>
          <table:table-cell office:value-type="float" office:value="0" table:style-name="ce88">
            <text:p>0.00</text:p>
          </table:table-cell>
          <table:table-cell office:value-type="float" office:value="-0.06" table:formula="of:=+[.H66]+[.I66]" table:style-name="ce88">
            <text:p>-0.0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Enjugar Utilidades acumuladas, acta 30/11</text:p>
          </table:table-cell>
          <table:table-cell table:style-name="ce1"/>
          <table:table-cell table:number-columns-repeated="4" table:style-name="ce88"/>
          <table:table-cell office:value-type="float" office:value="-153333.91" table:style-name="ce88">
            <text:p>-153,333.91</text:p>
          </table:table-cell>
          <table:table-cell office:value-type="float" office:value="153333.91" table:style-name="ce88">
            <text:p>153,333.91</text:p>
          </table:table-cell>
          <table:table-cell table:style-name="ce88"/>
          <table:table-cell office:value-type="float" office:value="0" table:formula="of:=+[.G67]+[.H67]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Ganancias y Perdidas actuariales</text:p>
          </table:table-cell>
          <table:table-cell table:style-name="ce1"/>
          <table:table-cell table:number-columns-repeated="4" table:style-name="ce90"/>
          <table:table-cell office:value-type="string" table:style-name="ce90">
            <text:p><text:s/></text:p>
          </table:table-cell>
          <table:table-cell office:value-type="float" office:value="3109" table:style-name="ce90">
            <text:p>3,109.00</text:p>
          </table:table-cell>
          <table:table-cell office:value-type="float" office:value="-8176" table:style-name="ce90">
            <text:p>-8,176.00</text:p>
          </table:table-cell>
          <table:table-cell office:value-type="float" office:value="-5067" table:formula="of:=+[.H68]+[.I68]" table:style-name="ce90">
            <text:p>-5,067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Saldos al 31 de Diciembre del 2018</text:p>
          </table:table-cell>
          <table:table-cell table:style-name="ce1"/>
          <table:table-cell office:value-type="float" office:value="20000" table:formula="of:=+[.C60]" table:style-name="ce89">
            <text:p>20,000.00</text:p>
          </table:table-cell>
          <table:table-cell office:value-type="float" office:value="10000" table:formula="of:=+[.D60]" table:style-name="ce89">
            <text:p>10,000.00</text:p>
          </table:table-cell>
          <table:table-cell office:value-type="float" office:value="540000" table:formula="of:=+[.E60]+[.E65]" table:style-name="ce89">
            <text:p>540,000.00</text:p>
          </table:table-cell>
          <table:table-cell table:style-name="ce89"/>
          <table:table-cell office:value-type="float" office:value="0" table:formula="of:=+[.G60]+[.G67]" table:style-name="ce89">
            <text:p>0.00</text:p>
          </table:table-cell>
          <table:table-cell office:value-type="float" office:value="-79291.5" table:formula="of:=SUM([.H60:.H68])" table:style-name="ce89">
            <text:p>-79,291.50</text:p>
          </table:table-cell>
          <table:table-cell office:value-type="float" office:value="-118511.00999999991" table:formula="of:=+[.I60]+[.I62]+[.I63]+[.I68]" table:style-name="ce89">
            <text:p>-118,511.01</text:p>
          </table:table-cell>
          <table:table-cell office:value-type="float" office:value="372197.49000000011" table:formula="of:=SUM([.J60:.J68])" table:style-name="ce89">
            <text:p>372,197.49</text:p>
          </table:table-cell>
          <table:table-cell table:number-columns-repeated="16374" table:style-name="ce1"/>
        </table:table-row>
        <table:table-row table:style-name="ro2">
          <table:table-cell table:style-name="ce84"/>
          <table:table-cell table:number-columns-repeated="7" table:style-name="ce1"/>
          <table:table-cell table:number-columns-repeated="2" table:style-name="ce89"/>
          <table:table-cell office:value-type="string" table:style-name="ce88">
            <text:p><text:s/></text:p>
          </table:table-cell>
          <table:table-cell table:number-columns-repeated="16373"/>
        </table:table-row>
        <table:table-row table:style-name="ro2">
          <table:table-cell office:value-type="string" table:style-name="ce84">
            <text:p>Transferencias a perdidas acumuladas</text:p>
          </table:table-cell>
          <table:table-cell table:number-columns-repeated="5" table:style-name="ce1"/>
          <table:table-cell office:value-type="string" table:style-name="ce88">
            <text:p><text:s/></text:p>
          </table:table-cell>
          <table:table-cell office:value-type="float" office:value="-118511.01" table:style-name="ce88">
            <text:p>-118,511.01</text:p>
          </table:table-cell>
          <table:table-cell office:value-type="float" office:value="118511.01" table:style-name="ce88">
            <text:p>118,511.01</text:p>
          </table:table-cell>
          <table:table-cell office:value-type="float" office:value="0" table:formula="of:=SUM([.C71:.I71])" table:style-name="ce88">
            <text:p>0.00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Utilidad(Perdida) presente ejercicio<text:s/></text:p>
          </table:table-cell>
          <table:table-cell table:style-name="ce1"/>
          <table:table-cell table:number-columns-repeated="4" table:style-name="ce88"/>
          <table:table-cell office:value-type="string" table:style-name="ce88">
            <text:p><text:s/></text:p>
          </table:table-cell>
          <table:table-cell office:value-type="string" table:style-name="ce88">
            <text:p><text:s/></text:p>
          </table:table-cell>
          <table:table-cell office:value-type="float" office:value="2924.64" table:style-name="ce88">
            <text:p>2,924.64</text:p>
          </table:table-cell>
          <table:table-cell office:value-type="float" office:value="2924.64" table:formula="of:=SUM([.C72:.I72])" table:style-name="ce88">
            <text:p>2,924.64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Ganancias y Perdidas actuariales</text:p>
          </table:table-cell>
          <table:table-cell table:style-name="ce1"/>
          <table:table-cell table:number-columns-repeated="6" table:style-name="ce90"/>
          <table:table-cell office:value-type="float" office:value="7431" table:formula="of:=5752+1679" table:style-name="ce90">
            <text:p>7,431.00</text:p>
          </table:table-cell>
          <table:table-cell office:value-type="float" office:value="7431" table:formula="of:=+[.I73]" table:style-name="ce90">
            <text:p>7,431.00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Saldos al 31 de Diciembre del 2019</text:p>
          </table:table-cell>
          <table:table-cell table:style-name="ce1"/>
          <table:table-cell office:value-type="float" office:value="20000" table:formula="of:=SUM([.C69:.C72])" table:style-name="ce89">
            <text:p>20,000.00</text:p>
          </table:table-cell>
          <table:table-cell office:value-type="float" office:value="10000" table:formula="of:=SUM([.D69:.D72])" table:style-name="ce89">
            <text:p>10,000.00</text:p>
          </table:table-cell>
          <table:table-cell office:value-type="float" office:value="540000" table:formula="of:=SUM([.E69:.E72])" table:style-name="ce89">
            <text:p>540,000.00</text:p>
          </table:table-cell>
          <table:table-cell table:style-name="ce89"/>
          <table:table-cell office:value-type="float" office:value="0" table:formula="of:=SUM([.G69:.G72])" table:style-name="ce89">
            <text:p>0.00</text:p>
          </table:table-cell>
          <table:table-cell office:value-type="float" office:value="-197802.51" table:formula="of:=SUM([.H69:.H72])" table:style-name="ce89">
            <text:p>-197,802.51</text:p>
          </table:table-cell>
          <table:table-cell office:value-type="float" office:value="10355.640000000087" table:formula="of:=SUM([.I69:.I73])" table:style-name="ce89">
            <text:p>10,355.64</text:p>
          </table:table-cell>
          <table:table-cell office:value-type="float" office:value="382553.13000000012" table:formula="of:=SUM([.J69:.J73])" table:style-name="ce89">
            <text:p>382,553.13</text:p>
          </table:table-cell>
          <table:table-cell table:style-name="ce88"/>
          <table:table-cell table:number-columns-repeated="16373"/>
        </table:table-row>
        <table:table-row table:style-name="ro6">
          <table:table-cell table:style-name="ce84"/>
          <table:table-cell table:style-name="ce1"/>
          <table:table-cell table:number-columns-repeated="6" table:style-name="ce93"/>
          <table:table-cell table:number-columns-repeated="2" table:style-name="ce89"/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Transferencias a utilidades acumuladas</text:p>
          </table:table-cell>
          <table:table-cell table:number-columns-repeated="6" table:style-name="ce1"/>
          <table:table-cell office:value-type="float" office:value="2924.64" table:style-name="ce88">
            <text:p>2,924.64</text:p>
          </table:table-cell>
          <table:table-cell office:value-type="float" office:value="-2924.64" table:style-name="ce89">
            <text:p>-2,924.64</text:p>
          </table:table-cell>
          <table:table-cell office:value-type="float" office:value="0" table:formula="of:=+[.H76]+[.I76]" table:style-name="ce89">
            <text:p>0.00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Superavit x Reavaluo de vehiculos</text:p>
          </table:table-cell>
          <table:table-cell table:number-columns-repeated="4" table:style-name="ce1"/>
          <table:table-cell office:value-type="float" office:value="38680.53" table:style-name="ce88">
            <text:p>38,680.53</text:p>
          </table:table-cell>
          <table:table-cell table:number-columns-repeated="3" table:style-name="ce1"/>
          <table:table-cell office:value-type="float" office:value="38680.53" table:formula="of:=+[.F77]" table:style-name="ce89">
            <text:p>38,680.53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Ganancias y Perdidas actuariales ajuste</text:p>
          </table:table-cell>
          <table:table-cell table:number-columns-repeated="4" table:style-name="ce1"/>
          <table:table-cell table:style-name="ce88"/>
          <table:table-cell table:number-columns-repeated="2" table:style-name="ce1"/>
          <table:table-cell office:value-type="float" office:value="-3429.34" table:style-name="ce89">
            <text:p>-3,429.34</text:p>
          </table:table-cell>
          <table:table-cell office:value-type="float" office:value="-3429.34" table:formula="of:=+[.I78]" table:style-name="ce89">
            <text:p>-3,429.34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Utilidad(Perdida)presente ejercicio</text:p>
          </table:table-cell>
          <table:table-cell table:style-name="ce1"/>
          <table:table-cell table:number-columns-repeated="4" table:style-name="ce90"/>
          <table:table-cell office:value-type="string" table:style-name="ce90">
            <text:p><text:s/></text:p>
          </table:table-cell>
          <table:table-cell office:value-type="string" table:style-name="ce90">
            <text:p><text:s/></text:p>
          </table:table-cell>
          <table:table-cell office:value-type="float" office:value="-5184.41" table:style-name="ce90">
            <text:p>-5,184.41</text:p>
          </table:table-cell>
          <table:table-cell office:value-type="float" office:value="-5184.41" table:formula="of:=+[.I79]" table:style-name="ce91">
            <text:p>-5,184.41</text:p>
          </table:table-cell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Saldos al 31 de Diciembre del 2020</text:p>
          </table:table-cell>
          <table:table-cell table:style-name="ce1"/>
          <table:table-cell office:value-type="float" office:value="20000" table:formula="of:=+[.C74]" table:style-name="ce89">
            <text:p>20,000.00</text:p>
          </table:table-cell>
          <table:table-cell office:value-type="float" office:value="10000" table:formula="of:=+[.D74]" table:style-name="ce89">
            <text:p>10,000.00</text:p>
          </table:table-cell>
          <table:table-cell office:value-type="float" office:value="540000" table:formula="of:=+[.E74]" table:style-name="ce89">
            <text:p>540,000.00</text:p>
          </table:table-cell>
          <table:table-cell office:value-type="float" office:value="38680.53" table:formula="of:=+[.F77]" table:style-name="ce88">
            <text:p>38,680.53</text:p>
          </table:table-cell>
          <table:table-cell office:value-type="float" office:value="0" table:formula="of:=+[.G74]" table:style-name="ce89">
            <text:p>0.00</text:p>
          </table:table-cell>
          <table:table-cell office:value-type="float" office:value="-194877.87" table:formula="of:=+[.H74]+[.H76]" table:style-name="ce89">
            <text:p>-194,877.87</text:p>
          </table:table-cell>
          <table:table-cell office:value-type="float" office:value="-1182.7499999999127" table:formula="of:=SUM([.I74:.I79])" table:style-name="ce89">
            <text:p>-1,182.75</text:p>
          </table:table-cell>
          <table:table-cell office:value-type="float" office:value="412619.91000000015" table:formula="of:=SUM([.J74:.J79])" table:style-name="ce89">
            <text:p>412,619.91</text:p>
          </table:table-cell>
          <table:table-cell table:style-name="ce88"/>
          <table:table-cell table:number-columns-repeated="16373"/>
        </table:table-row>
        <table:table-row table:style-name="ro6">
          <table:table-cell table:style-name="ce84"/>
          <table:table-cell table:style-name="ce1"/>
          <table:table-cell table:number-columns-repeated="6" table:style-name="ce93"/>
          <table:table-cell table:number-columns-repeated="2" table:style-name="ce89"/>
          <table:table-cell table:style-name="ce88"/>
          <table:table-cell table:number-columns-repeated="16373"/>
        </table:table-row>
        <table:table-row table:style-name="ro2">
          <table:table-cell office:value-type="string" table:style-name="ce84">
            <text:p>Transferencias a Result. acumulados</text:p>
          </table:table-cell>
          <table:table-cell table:number-columns-repeated="6" table:style-name="ce1"/>
          <table:table-cell office:value-type="float" office:value="-5184.41" table:style-name="ce88">
            <text:p>-5,184.41</text:p>
          </table:table-cell>
          <table:table-cell office:value-type="float" office:value="5184.41" table:style-name="ce88">
            <text:p>5,184.41</text:p>
          </table:table-cell>
          <table:table-cell office:value-type="float" office:value="0" table:formula="of:=+[.H82]+[.I82]" table:style-name="ce88">
            <text:p>0.0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Utilidad(Perdida)presente ejercicio</text:p>
          </table:table-cell>
          <table:table-cell table:number-columns-repeated="6" table:style-name="ce1"/>
          <table:table-cell table:style-name="ce88"/>
          <table:table-cell office:value-type="float" office:value="-139490.62" table:style-name="ce88">
            <text:p>-139,490.62</text:p>
          </table:table-cell>
          <table:table-cell office:value-type="float" office:value="-139490.62" table:formula="of:=+[.I83]" table:style-name="ce88">
            <text:p>-139,490.6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84">
            <text:p>Saldos al 30 de Septiembre del 2021</text:p>
          </table:table-cell>
          <table:table-cell table:style-name="ce1"/>
          <table:table-cell office:value-type="float" office:value="20000" table:formula="of:=SUM([.C80:.C83])" table:style-name="ce92">
            <text:p>20,000.00</text:p>
          </table:table-cell>
          <table:table-cell office:value-type="float" office:value="10000" table:formula="of:=SUM([.D80:.D83])" table:style-name="ce92">
            <text:p>10,000.00</text:p>
          </table:table-cell>
          <table:table-cell office:value-type="float" office:value="540000" table:formula="of:=SUM([.E80:.E83])" table:style-name="ce92">
            <text:p>540,000.00</text:p>
          </table:table-cell>
          <table:table-cell office:value-type="float" office:value="38680.53" table:formula="of:=SUM([.F80:.F83])" table:style-name="ce92">
            <text:p>38,680.53</text:p>
          </table:table-cell>
          <table:table-cell office:value-type="float" office:value="0" table:formula="of:=SUM([.G80:.G83])" table:style-name="ce92">
            <text:p>0.00</text:p>
          </table:table-cell>
          <table:table-cell office:value-type="float" office:value="-200062.28" table:formula="of:=SUM([.H80:.H83])" table:style-name="ce92">
            <text:p>-200,062.28</text:p>
          </table:table-cell>
          <table:table-cell office:value-type="float" office:value="-135488.9599999999" table:formula="of:=SUM([.I80:.I83])" table:style-name="ce92">
            <text:p>-135,488.96</text:p>
          </table:table-cell>
          <table:table-cell office:value-type="float" office:value="273129.29000000015" table:formula="of:=SUM([.J80:.J83])" table:style-name="ce92">
            <text:p>273,129.29</text:p>
          </table:table-cell>
          <table:table-cell table:number-columns-repeated="16374" table:style-name="ce1"/>
        </table:table-row>
        <table:table-row table:number-rows-repeated="3" table:style-name="ro2">
          <table:table-cell table:number-columns-repeated="7" table:style-name="ce1"/>
          <table:table-cell table:number-columns-repeated="3" table:style-name="ce88"/>
          <table:table-cell table:number-columns-repeated="16374" table:style-name="ce1"/>
        </table:table-row>
        <table:table-row table:number-rows-repeated="1048489" table:style-name="ro2">
          <table:table-cell table:number-columns-repeated="16384"/>
        </table:table-row>
      </table:table>
      <table:table table:name="'file:///D:/Users/Joffre%20Torres/Downloads/Visacom%202017/VISACOMbalanc2017alm.xls'#BALANCE" table:style-name="ta3">
        <table:table-source xlink:href="file:///D:/Users/Joffre%20Torres/Downloads/Visacom%202017/VISACOMbalanc2017alm.xls" table:table-name="BALAN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_Resumen_Result_ok" table:style-name="ta3">
        <table:table-source xlink:href="file:///D:/Users/Joffre%20Torres/Downloads/Visacom%202017/VISACOMbalanc2017alm.xls" table:table-name="_Resumen_Result_o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ResultComp_ok" table:style-name="ta3">
        <table:table-source xlink:href="file:///D:/Users/Joffre%20Torres/Downloads/Visacom%202017/VISACOMbalanc2017alm.xls" table:table-name="ResultComp_ok" table:mode="copy-results-only"/>
        <table:table-column/>
        <table:table-row table:number-rows-repeated="51">
          <table:table-cell table:number-columns-repeated="16384"/>
        </table:table-row>
        <table:table-row>
          <table:table-cell table:number-columns-repeated="3"/>
          <table:table-cell office:value-type="float" office:value="-224292.78999999992"/>
          <table:table-cell table:number-columns-repeated="16380"/>
        </table:table-row>
        <table:table-row table:number-rows-repeated="1048524">
          <table:table-cell table:number-columns-repeated="16380"/>
        </table:table-row>
      </table:table>
      <table:table table:name="'file:///D:/Users/Joffre%20Torres/Downloads/Visacom%202017/VISACOMbalanc2017alm.xls'#EF_para_firmar" table:style-name="ta3">
        <table:table-source xlink:href="file:///D:/Users/Joffre%20Torres/Downloads/Visacom%202017/VISACOMbalanc2017alm.xls" table:table-name="EF_para_fir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RESULTADO_DETALLok_" table:style-name="ta3">
        <table:table-source xlink:href="file:///D:/Users/Joffre%20Torres/Downloads/Visacom%202017/VISACOMbalanc2017alm.xls" table:table-name="RESULTADO_DETALLok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I_renta" table:style-name="ta3">
        <table:table-source xlink:href="file:///D:/Users/Joffre%20Torres/Downloads/Visacom%202017/VISACOMbalanc2017alm.xls" table:table-name="I_ren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Anexos" table:style-name="ta3">
        <table:table-source xlink:href="file:///D:/Users/Joffre%20Torres/Downloads/Visacom%202017/VISACOMbalanc2017alm.xls" table:table-name="Anex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Conciliacion" table:style-name="ta3">
        <table:table-source xlink:href="file:///D:/Users/Joffre%20Torres/Downloads/Visacom%202017/VISACOMbalanc2017alm.xls" table:table-name="Conciliac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Cartera" table:style-name="ta3">
        <table:table-source xlink:href="file:///D:/Users/Joffre%20Torres/Downloads/Visacom%202017/VISACOMbalanc2017alm.xls" table:table-name="Carter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Proveedores_" table:style-name="ta3">
        <table:table-source xlink:href="file:///D:/Users/Joffre%20Torres/Downloads/Visacom%202017/VISACOMbalanc2017alm.xls" table:table-name="Proveedores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CxP_accionistas_ok" table:style-name="ta3">
        <table:table-source xlink:href="file:///D:/Users/Joffre%20Torres/Downloads/Visacom%202017/VISACOMbalanc2017alm.xls" table:table-name="CxP_accionistas_ok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Patrimonio" table:style-name="ta3">
        <table:table-source xlink:href="file:///D:/Users/Joffre%20Torres/Downloads/Visacom%202017/VISACOMbalanc2017alm.xls" table:table-name="Patrimon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Activos" table:style-name="ta3">
        <table:table-source xlink:href="file:///D:/Users/Joffre%20Torres/Downloads/Visacom%202017/VISACOMbalanc2017alm.xls" table:table-name="Activ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Ventas_5_ult_años" table:style-name="ta3">
        <table:table-source xlink:href="file:///D:/Users/Joffre%20Torres/Downloads/Visacom%202017/VISACOMbalanc2017alm.xls" table:table-name="Ventas_5_ult_añ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Joffre%20Torres/Downloads/Visacom%202017/VISACOMbalanc2017alm.xls'#AnexoConciliacTrib" table:style-name="ta3">
        <table:table-source xlink:href="file:///D:/Users/Joffre%20Torres/Downloads/Visacom%202017/VISACOMbalanc2017alm.xls" table:table-name="AnexoConciliacTrib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Futura-book" svg:font-family="Futura-book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integer-digits="1"/>
      <number:text> %</number:text>
    </number:percentage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(</number:text>
      <number:number number:decimal-places="2" number:min-integer-digits="1" number:grouping="true"/>
      <number:text>)</number:text>
    </number:number-style>
    <number:number-style style:name="N42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 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8P0">
      <number:text> $</number:text>
      <number:number number:decimal-places="2" number:min-integer-digits="1" number:grouping="true"/>
      <number:text> </number:text>
    </number:number-style>
    <number:number-style style:name="N48P1">
      <number:text> $-</number:text>
      <number:number number:decimal-places="2" number:min-integer-digits="1" number:grouping="true"/>
      <number:text> </number:text>
    </number:number-style>
    <number:number-style style:name="N48P2">
      <number:text> $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4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9"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style style:name="cf1" style:family="table-cell" style:data-style-name="N0">
      <style:table-cell-properties style:vertical-align="automatic" fo:background-color="#FFC7CE"/>
      <style:text-properties fo:color="#9C0006" style:font-name="Arial" style:font-name-asian="Arial" style:font-name-complex="Arial" style:font-family-generic="swiss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style:font-name="Arial" style:font-name-asian="Arial" style:font-name-complex="Arial" fo:font-size="10pt" style:font-size-asian="10pt" style:font-size-complex="10pt" style:font-family-generic="swiss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13" style:display-name="Heading (user)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6" style:display-name="Hyperlink 16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Millares_32_2" style:display-name="Millares 2" style:family="table-cell" style:data-style-name="N46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Moneda_32_2" style:display-name="Moneda 2" style:family="table-cell" style:data-style-name="N48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7" style:display-name="Note 17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 style:font-family-generic="swiss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18" style:display-name="Status 18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Text" style:family="table-cell" style:data-style-name="N0">
      <style:table-cell-properties style:vertical-align="automatic" fo:background-color="transparent"/>
    </style:style>
    <style:style style:name="Text_32_19" style:display-name="Text 19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0" style:display-name="Warning 20" style:family="table-cell" style:data-style-name="N0">
      <style:table-cell-properties style:vertical-align="automatic" fo:background-color="transparent"/>
      <style:text-properties fo:color="#CC0000" style:font-name="Arial" style:font-name-asian="Arial" style:font-name-complex="Arial" fo:font-size="10pt" style:font-size-asian="10pt" style:font-size-complex="10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8:42:23Z</dc:date>
    <meta:editing-cycles>8</meta:editing-cycles>
    <meta:editing-duration>PT3497S</meta:editing-duration>
  </office:meta>
</office:document-meta>
</file>